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7F0CCFF3BBA28F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Droid Sans Fallback2" svg:font-family="'Droid Sans Fallback'" style:font-pitch="variable"/>
    <style:font-face style:name="FreeSans1" svg:font-family="Free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61cm" fo:margin-left="2.055cm" table:align="left" style:writing-mode="lr-tb"/>
    </style:style>
    <style:style style:name="Tabla1.A" style:family="table-column">
      <style:table-column-properties style:column-width="13.6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04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79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tb-rl"/>
    </style:style>
    <style:style style:name="Tabla2.D11"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04cm" table:align="left" style:writing-mode="lr-tb"/>
    </style:style>
    <style:style style:name="Tabla3.A" style:family="table-column">
      <style:table-column-properties style:column-width="17.00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04cm" table:align="left" style:writing-mode="lr-tb"/>
    </style:style>
    <style:style style:name="Tabla4.A" style:family="table-column">
      <style:table-column-properties style:column-width="17.00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04cm" table:align="left" style:writing-mode="lr-tb"/>
    </style:style>
    <style:style style:name="Tabla5.A" style:family="table-column">
      <style:table-column-properties style:column-width="17.00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04cm" table:align="left" style:writing-mode="lr-tb"/>
    </style:style>
    <style:style style:name="Tabla7.A" style:family="table-column">
      <style:table-column-properties style:column-width="17.00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04cm" table:align="left" style:writing-mode="lr-tb"/>
    </style:style>
    <style:style style:name="Tabla6.A" style:family="table-column">
      <style:table-column-properties style:column-width="17.00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04cm" table:align="left" style:writing-mode="lr-tb"/>
    </style:style>
    <style:style style:name="Tabla8.A" style:family="table-column">
      <style:table-column-properties style:column-width="17.00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04cm" table:align="left" style:writing-mode="lr-tb"/>
    </style:style>
    <style:style style:name="Tabla9.A" style:family="table-column">
      <style:table-column-properties style:column-width="17.00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7.004cm" table:align="left" style:writing-mode="lr-tb"/>
    </style:style>
    <style:style style:name="Tabla10.A" style:family="table-column">
      <style:table-column-properties style:column-width="17.004cm"/>
    </style:style>
    <style:style style:name="Tabla10.1" style:family="table-row">
      <style:table-row-properties fo:keep-together="auto"/>
    </style:style>
    <style:style style:name="Tabla10.A1" style:family="table-cell">
      <style:table-cell-properties style:vertical-align="top" fo:padding="0.097cm" fo:border="0.1pt solid #000000" style:writing-mode="lr-tb"/>
    </style:style>
    <style:style style:name="Tabla10.A2" style:family="table-cell">
      <style:table-cell-properties style:vertical-align="top" fo:padding="0.097cm" fo:border-left="0.1pt solid #000000" fo:border-right="0.1pt solid #000000" fo:border-top="none" fo:border-bottom="0.1pt solid #000000" style:writing-mode="lr-tb"/>
    </style:style>
    <style:style style:name="Tabla11" style:family="table">
      <style:table-properties style:width="17.004cm" table:align="left" style:writing-mode="lr-tb"/>
    </style:style>
    <style:style style:name="Tabla11.A" style:family="table-column">
      <style:table-column-properties style:column-width="17.004cm"/>
    </style:style>
    <style:style style:name="Tabla11.1" style:family="table-row">
      <style:table-row-properties fo:keep-together="auto"/>
    </style:style>
    <style:style style:name="Tabla11.A1" style:family="table-cell">
      <style:table-cell-properties style:vertical-align="top" fo:padding="0.097cm" fo:border="0.1pt solid #000000" style:writing-mode="lr-tb"/>
    </style:style>
    <style:style style:name="Tabla11.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04cm" table:align="left" style:writing-mode="lr-tb"/>
    </style:style>
    <style:style style:name="Tabla12.A" style:family="table-column">
      <style:table-column-properties style:column-width="3.579cm"/>
    </style:style>
    <style:style style:name="Tabla12.B" style:family="table-column">
      <style:table-column-properties style:column-width="1.677cm"/>
    </style:style>
    <style:style style:name="Tabla12.I" style:family="table-column">
      <style:table-column-properties style:column-width="1.683cm"/>
    </style:style>
    <style:style style:name="Tabla12.1" style:family="table-row">
      <style:table-row-properties fo:keep-together="auto"/>
    </style:style>
    <style:style style:name="Tabla12.A1" style:family="table-cell">
      <style:table-cell-properties style:vertical-align="top" fo:padding="0.097cm" fo:border-left="0.1pt solid #000000" fo:border-right="none" fo:border-top="0.1pt solid #000000" fo:border-bottom="0.1pt solid #000000" style:writing-mode="lr-tb"/>
    </style:style>
    <style:style style:name="Tabla12.B1" style:family="table-cell">
      <style:table-cell-properties style:vertical-align="middle" fo:padding="0.097cm" fo:border-left="0.1pt solid #000000" fo:border-right="none" fo:border-top="0.1pt solid #000000" fo:border-bottom="0.1pt solid #000000" style:writing-mode="lr-tb"/>
    </style:style>
    <style:style style:name="Tabla12.I1" style:family="table-cell">
      <style:table-cell-properties style:vertical-align="middle" fo:padding="0.097cm" fo:border="0.1pt solid #000000" style:writing-mode="lr-tb"/>
    </style:style>
    <style:style style:name="Tabla12.A2" style:family="table-cell">
      <style:table-cell-properties style:vertical-align="top" fo:padding="0.097cm" fo:border-left="0.1pt solid #000000" fo:border-right="none" fo:border-top="none" fo:border-bottom="0.1pt solid #000000" style:writing-mode="lr-tb"/>
    </style:style>
    <style:style style:name="Tabla12.I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6"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7" style:family="paragraph" style:parent-style-name="Table_20_Contents">
      <style:text-properties style:font-name="Arial" style:font-name-complex="Arial"/>
    </style:style>
    <style:style style:name="P8" style:family="paragraph" style:parent-style-name="Table_20_Contents">
      <style:paragraph-properties fo:text-align="center" style:justify-single-word="false"/>
      <style:text-properties style:font-name="Arial" style:font-name-complex="Arial"/>
    </style:style>
    <style:style style:name="P9" style:family="paragraph" style:parent-style-name="Table_20_Contents">
      <style:paragraph-properties fo:text-align="center" style:justify-single-word="false" style:snap-to-layout-grid="false"/>
      <style:text-properties style:font-name="Arial" style:font-name-complex="Arial"/>
    </style:style>
    <style:style style:name="P10" style:family="paragraph" style:parent-style-name="Table_20_Contents">
      <style:text-properties style:font-name="Arial" officeooo:paragraph-rsid="00103a67" style:font-name-complex="Arial"/>
    </style:style>
    <style:style style:name="P11" style:family="paragraph" style:parent-style-name="Table_20_Contents">
      <style:paragraph-properties fo:text-align="center" style:justify-single-word="false"/>
    </style:style>
    <style:style style:name="P12"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3"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4"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5"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6" style:family="paragraph" style:parent-style-name="Standard">
      <style:paragraph-properties style:snap-to-layout-grid="false"/>
    </style:style>
    <style:style style:name="P17" style:family="paragraph" style:parent-style-name="Standard">
      <style:paragraph-properties fo:text-align="justify" style:justify-single-word="false"/>
      <style:text-properties style:font-name="Arial" style:font-name-complex="Arial"/>
    </style:style>
    <style:style style:name="P18" style:family="paragraph" style:parent-style-name="Standard">
      <style:paragraph-properties fo:text-align="start" style:justify-single-word="false"/>
      <style:text-properties style:font-name="Arial" style:font-name-complex="Arial"/>
    </style:style>
    <style:style style:name="P19" style:family="paragraph" style:parent-style-name="Standard">
      <style:paragraph-properties fo:line-height="150%"/>
      <style:text-properties style:font-name="Arial" fo:language="es" fo:country="ES" style:font-name-complex="Arial"/>
    </style:style>
    <style:style style:name="P20"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3" style:family="paragraph" style:parent-style-name="Standard">
      <style:text-properties officeooo:paragraph-rsid="00103a67"/>
    </style:style>
    <style:style style:name="P24"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25"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26" style:family="paragraph" style:parent-style-name="Text_20_body">
      <style:paragraph-properties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7" style:family="paragraph" style:parent-style-name="Text_20_body">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28" style:family="paragraph" style:parent-style-name="Text_20_body">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P29" style:family="paragraph" style:parent-style-name="Text_20_body">
      <style:paragraph-properties style:snap-to-layout-grid="false"/>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P30" style:family="paragraph" style:parent-style-name="Text_20_body">
      <style:paragraph-properties fo:line-height="150%"/>
    </style:style>
    <style:style style:name="P31" style:family="paragraph" style:parent-style-name="Text_20_body">
      <style:text-properties fo:font-size="12pt" fo:language="es" fo:country="ES" fo:font-weight="normal" style:font-size-asian="12pt" style:font-weight-asian="normal" style:font-size-complex="12pt" style:font-weight-complex="normal"/>
    </style:style>
    <style:style style:name="P32" style:family="paragraph" style:parent-style-name="Text_20_body">
      <style:text-properties fo:font-size="12pt" fo:language="en" fo:country="US" fo:font-weight="normal" style:font-size-asian="12pt" style:font-weight-asian="normal" style:font-size-complex="12pt" style:font-weight-complex="normal"/>
    </style:style>
    <style:style style:name="P33" style:family="paragraph" style:parent-style-name="Text_20_body">
      <style:text-properties officeooo:paragraph-rsid="00103a67"/>
    </style:style>
    <style:style style:name="P34" style:family="paragraph" style:parent-style-name="Text_20_body">
      <style:paragraph-properties fo:margin-top="0cm" fo:margin-bottom="0.212cm" loext:contextual-spacing="false" fo:line-height="150%"/>
    </style:style>
    <style:style style:name="P35" style:family="paragraph" style:parent-style-name="Text_20_body">
      <style:paragraph-properties fo:margin-top="0cm" fo:margin-bottom="0.212cm" loext:contextual-spacing="false" fo:line-height="150%"/>
      <style:text-properties officeooo:paragraph-rsid="00103a67"/>
    </style:style>
    <style:style style:name="P36" style:family="paragraph" style:parent-style-name="Text_20_body">
      <style:paragraph-properties fo:margin-top="0cm" fo:margin-bottom="0.212cm" loext:contextual-spacing="false"/>
      <style:text-properties fo:font-weight="normal" style:font-weight-asian="normal" style:font-weight-complex="normal"/>
    </style:style>
    <style:style style:name="P37" style:family="paragraph" style:parent-style-name="Text_20_body">
      <style:paragraph-properties fo:margin-left="0cm" fo:margin-right="0cm" fo:line-height="150%" fo:text-indent="0cm" style:auto-text-indent="false"/>
    </style:style>
    <style:style style:name="P38"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9"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1"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2" style:family="paragraph" style:parent-style-name="Standard" style:master-page-name="Standard">
      <style:paragraph-properties style:page-number="auto"/>
    </style:style>
    <style:style style:name="P43" style:family="paragraph" style:parent-style-name="Standard" style:list-style-name="WW8Num16">
      <style:text-properties style:font-name="Arial" style:font-name-complex="Arial"/>
    </style:style>
    <style:style style:name="P44" style:family="paragraph" style:parent-style-name="Standard" style:list-style-name="WW8Num22">
      <style:text-properties style:font-name="Arial" style:font-name-complex="Arial"/>
    </style:style>
    <style:style style:name="P45" style:family="paragraph" style:parent-style-name="Standard" style:list-style-name="WW8Num10">
      <style:paragraph-properties fo:text-align="justify" style:justify-single-word="false">
        <style:tab-stops>
          <style:tab-stop style:position="0.318cm"/>
        </style:tab-stops>
      </style:paragraph-properties>
      <style:text-properties style:font-name="Arial" fo:font-size="11pt" fo:font-style="italic" style:font-size-asian="11pt" style:font-style-asian="italic" style:font-name-complex="Arial" style:font-size-complex="10pt"/>
    </style:style>
    <style:style style:name="P46" style:family="paragraph" style:parent-style-name="Standard" style:list-style-name="WW8Num1">
      <style:paragraph-properties fo:text-align="justify" style:justify-single-word="false" style:text-autospace="none"/>
      <style:text-properties style:font-name="Arial" fo:font-weight="normal" officeooo:rsid="00171eec" officeooo:paragraph-rsid="0013b681" style:font-weight-asian="normal" style:font-name-complex="Arial" style:font-weight-complex="normal"/>
    </style:style>
    <style:style style:name="P47" style:family="paragraph" style:parent-style-name="Standard" style:list-style-name="WW8Num26">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48" style:family="paragraph" style:parent-style-name="Standard" style:list-style-name="WW8Num29">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49" style:family="paragraph" style:parent-style-name="Standard" style:list-style-name="WW8Num1">
      <style:paragraph-properties fo:text-align="justify" style:justify-single-word="false" style:text-autospace="none"/>
      <style:text-properties officeooo:rsid="00171eec" officeooo:paragraph-rsid="0013b681" style:font-name-complex="Arial"/>
    </style:style>
    <style:style style:name="P50"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51"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52"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53" style:family="paragraph" style:parent-style-name="Standard" style:list-style-name="L1">
      <style:paragraph-properties fo:line-height="150%" fo:text-align="justify" style:justify-single-word="false" style:shadow="none"/>
      <style:text-properties officeooo:paragraph-rsid="0013b681"/>
    </style:style>
    <style:style style:name="P54" style:family="paragraph" style:parent-style-name="Standard" style:list-style-name="L1">
      <style:paragraph-properties fo:line-height="150%" fo:text-align="justify" style:justify-single-word="false" style:shadow="none"/>
      <style:text-properties style:font-name="Arial" fo:font-size="12pt" officeooo:paragraph-rsid="0013b681" style:font-size-asian="12pt" style:font-size-complex="12pt"/>
    </style:style>
    <style:style style:name="P55" style:family="paragraph" style:parent-style-name="Standard" style:list-style-name="L1">
      <style:paragraph-properties fo:line-height="150%" fo:text-align="justify" style:justify-single-word="false" fo:orphans="2" fo:widows="2" fo:hyphenation-ladder-count="no-limit" style:shadow="none" style:text-autospace="none" style:writing-mode="lr-tb"/>
      <style:text-properties style:font-name="Arial" fo:font-size="12pt" officeooo:paragraph-rsid="0013b681" style:font-size-asian="12pt" style:font-name-complex="Arial" style:font-size-complex="12pt" fo:hyphenate="false" fo:hyphenation-remain-char-count="2" fo:hyphenation-push-char-count="2"/>
    </style:style>
    <style:style style:name="P56" style:family="paragraph" style:parent-style-name="Text_20_body" style:list-style-name="WW8Num11"/>
    <style:style style:name="P57" style:family="paragraph" style:parent-style-name="Text_20_body" style:list-style-name="WW8Num12">
      <style:text-properties style:use-window-font-color="true" style:font-name="Arial" fo:font-size="12pt" fo:language="es" fo:country="ES" officeooo:rsid="00103a67" officeooo:paragraph-rsid="00103a67" style:font-name-asian="Times New Roman" style:font-size-asian="12pt" style:language-asian="zxx" style:country-asian="none" style:font-name-complex="Arial" style:font-size-complex="12pt" style:language-complex="ar" style:country-complex="SA"/>
    </style:style>
    <style:style style:name="P58" style:family="paragraph" style:parent-style-name="Text_20_body" style:list-style-name="WW8Num12">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59" style:family="paragraph" style:parent-style-name="Text_20_body" style:list-style-name="WW8Num2"/>
    <style:style style:name="P60" style:family="paragraph" style:parent-style-name="Text_20_body" style:list-style-name="WW8Num15"/>
    <style:style style:name="P61" style:family="paragraph" style:parent-style-name="Text_20_body" style:list-style-name="WW8Num17">
      <style:text-properties fo:font-weight="bold" style:font-weight-asian="bold" style:font-weight-complex="bold"/>
    </style:style>
    <style:style style:name="P62" style:family="paragraph" style:parent-style-name="Text_20_body" style:list-style-name="WW8Num5"/>
    <style:style style:name="P63" style:family="paragraph" style:parent-style-name="Text_20_body" style:list-style-name="WW8Num5">
      <style:text-properties style:font-name="Arial" fo:font-size="12pt" style:font-size-asian="12pt" style:font-name-complex="Arial" style:font-size-complex="12pt"/>
    </style:style>
    <style:style style:name="P64" style:family="paragraph" style:parent-style-name="Text_20_body" style:list-style-name="WW8Num4">
      <style:text-properties style:font-name="Arial" fo:font-size="12pt" style:font-size-asian="12pt" style:font-name-complex="Arial" style:font-size-complex="12pt"/>
    </style:style>
    <style:style style:name="P65" style:family="paragraph" style:parent-style-name="Text_20_body" style:list-style-name="WW8Num4">
      <style:text-properties style:font-name="Arial" fo:font-size="12pt" fo:font-style="italic" style:font-size-asian="12pt" style:font-style-asian="italic" style:font-name-complex="Arial" style:font-size-complex="12pt"/>
    </style:style>
    <style:style style:name="P66" style:family="paragraph" style:parent-style-name="Text_20_body" style:list-style-name="WW8Num2">
      <style:text-properties style:font-name="Arial" fo:font-size="12pt" fo:font-style="italic" style:font-size-asian="12pt" style:font-style-asian="italic" style:font-name-complex="Arial" style:font-size-complex="12pt"/>
    </style:style>
    <style:style style:name="P67" style:family="paragraph" style:parent-style-name="Text_20_body" style:list-style-name="WW8Num1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68" style:family="paragraph" style:parent-style-name="Text_20_body" style:list-style-name="WW8Num4">
      <style:text-properties style:font-name="Arial" fo:font-size="12pt" fo:font-weight="normal" style:font-size-asian="12pt" style:font-weight-asian="normal" style:font-name-complex="Arial" style:font-size-complex="12pt" style:font-weight-complex="normal"/>
    </style:style>
    <style:style style:name="P69" style:family="paragraph" style:parent-style-name="Text_20_body" style:list-style-name="WW8Num5">
      <style:text-properties style:font-name="Arial" fo:font-size="12pt" fo:font-weight="normal" style:font-size-asian="12pt" style:font-weight-asian="normal" style:font-name-complex="Arial" style:font-size-complex="12pt" style:font-weight-complex="normal"/>
    </style:style>
    <style:style style:name="P70" style:family="paragraph" style:parent-style-name="Text_20_body" style:list-style-name="WW8Num10">
      <style:text-properties style:font-name="Arial" fo:font-size="12pt" fo:font-weight="normal" style:font-size-asian="12pt" style:font-weight-asian="normal" style:font-name-complex="Arial" style:font-size-complex="12pt" style:font-weight-complex="normal"/>
    </style:style>
    <style:style style:name="P71" style:family="paragraph" style:parent-style-name="Text_20_body" style:list-style-name="WW8Num9">
      <style:text-properties style:font-name="Arial" fo:font-size="12pt" fo:font-weight="normal" style:font-size-asian="12pt" style:font-weight-asian="normal" style:font-name-complex="Arial" style:font-size-complex="12pt" style:font-weight-complex="normal"/>
    </style:style>
    <style:style style:name="P72" style:family="paragraph" style:parent-style-name="Text_20_body" style:list-style-name="WW8Num10"/>
    <style:style style:name="P73" style:family="paragraph" style:parent-style-name="Text_20_body" style:list-style-name="WW8Num18">
      <style:text-properties officeooo:paragraph-rsid="00103a67"/>
    </style:style>
    <style:style style:name="P74" style:family="paragraph" style:parent-style-name="Text_20_body" style:list-style-name="WW8Num19">
      <style:text-properties officeooo:paragraph-rsid="00103a67"/>
    </style:style>
    <style:style style:name="P75" style:family="paragraph" style:parent-style-name="Text_20_body" style:list-style-name="WW8Num20">
      <style:text-properties officeooo:paragraph-rsid="00103a67"/>
    </style:style>
    <style:style style:name="P76" style:family="paragraph" style:parent-style-name="Text_20_body" style:list-style-name="WW8Num21">
      <style:text-properties officeooo:paragraph-rsid="00103a67"/>
    </style:style>
    <style:style style:name="P77" style:family="paragraph" style:parent-style-name="Text_20_body" style:list-style-name="WW8Num9"/>
    <style:style style:name="P78" style:family="paragraph" style:parent-style-name="Text_20_body" style:list-style-name="WW8Num5">
      <style:text-properties fo:font-size="12pt" style:font-size-asian="12pt" style:font-size-complex="12pt"/>
    </style:style>
    <style:style style:name="P79" style:family="paragraph" style:parent-style-name="Text_20_body" style:list-style-name="WW8Num2">
      <style:text-properties fo:font-size="12pt" style:font-size-asian="12pt" style:font-size-complex="12pt"/>
    </style:style>
    <style:style style:name="P80" style:family="paragraph" style:parent-style-name="Text_20_body" style:list-style-name="WW8Num3"/>
    <style:style style:name="P81" style:family="paragraph" style:parent-style-name="Text_20_body" style:list-style-name="WW8Num22"/>
    <style:style style:name="P82" style:family="paragraph" style:parent-style-name="Text_20_body" style:list-style-name="WW8Num23"/>
    <style:style style:name="P83" style:family="paragraph" style:parent-style-name="Text_20_body" style:list-style-name="WW8Num24"/>
    <style:style style:name="P84" style:family="paragraph" style:parent-style-name="Text_20_body" style:list-style-name="WW8Num25">
      <style:paragraph-properties fo:line-height="150%"/>
    </style:style>
    <style:style style:name="P85" style:family="paragraph" style:parent-style-name="Text_20_body" style:list-style-name="WW8Num25">
      <style:paragraph-properties fo:line-height="150%"/>
      <style:text-properties officeooo:paragraph-rsid="001e8e61"/>
    </style:style>
    <style:style style:name="P86" style:family="paragraph" style:parent-style-name="Text_20_body" style:list-style-name="WW8Num25">
      <style:paragraph-properties fo:line-height="150%"/>
      <style:text-properties officeooo:paragraph-rsid="00200315"/>
    </style:style>
    <style:style style:name="P87" style:family="paragraph" style:parent-style-name="Text_20_body" style:list-style-name="WW8Num28">
      <style:paragraph-properties fo:line-height="150%"/>
    </style:style>
    <style:style style:name="P88" style:family="paragraph" style:parent-style-name="Text_20_body" style:list-style-name="WW8Num7"/>
    <style:style style:name="P89" style:family="paragraph" style:parent-style-name="Text_20_body" style:list-style-name="WW8Num30"/>
    <style:style style:name="P90" style:family="paragraph" style:parent-style-name="Text_20_body" style:list-style-name="WW8Num8"/>
    <style:style style:name="P91" style:family="paragraph" style:parent-style-name="Text_20_body" style:list-style-name="L2">
      <style:text-properties officeooo:paragraph-rsid="0019588a"/>
    </style:style>
    <style:style style:name="P92" style:family="paragraph" style:parent-style-name="Text_20_body">
      <style:text-properties officeooo:rsid="001a84e4" officeooo:paragraph-rsid="001a84e4"/>
    </style:style>
    <style:style style:name="P93" style:family="paragraph" style:parent-style-name="Text_20_body">
      <style:text-properties officeooo:paragraph-rsid="001a84e4"/>
    </style:style>
    <style:style style:name="P94" style:family="paragraph" style:parent-style-name="Text_20_body">
      <style:text-properties officeooo:paragraph-rsid="001c1d65"/>
    </style:style>
    <style:style style:name="P95" style:family="paragraph" style:parent-style-name="Text_20_body">
      <style:text-properties officeooo:rsid="001d87e4" officeooo:paragraph-rsid="001d87e4"/>
    </style:style>
    <style:style style:name="P96" style:family="paragraph" style:parent-style-name="Text_20_body" style:list-style-name="WW8Num25">
      <style:paragraph-properties fo:line-height="150%"/>
      <style:text-properties officeooo:rsid="004e3646" officeooo:paragraph-rsid="00200315"/>
    </style:style>
    <style:style style:name="P97" style:family="paragraph" style:parent-style-name="Text_20_body" style:list-style-name="L3">
      <style:text-properties officeooo:rsid="004fcd2c" officeooo:paragraph-rsid="002031ac"/>
    </style:style>
    <style:style style:name="P98" style:family="paragraph" style:parent-style-name="Text_20_body" style:list-style-name="">
      <style:text-properties officeooo:rsid="004fcd2c" officeooo:paragraph-rsid="002031ac"/>
    </style:style>
    <style:style style:name="P99" style:family="paragraph" style:parent-style-name="Text_20_body" style:list-style-name="">
      <style:text-properties officeooo:rsid="0050a3f4" officeooo:paragraph-rsid="002031ac"/>
    </style:style>
    <style:style style:name="P100" style:family="paragraph" style:parent-style-name="Text_20_body" style:list-style-name="WW8Num11">
      <style:paragraph-properties fo:margin-left="2.501cm" fo:margin-right="0cm" fo:text-indent="-0.635cm" style:auto-text-indent="false"/>
    </style:style>
    <style:style style:name="P101" style:family="paragraph" style:parent-style-name="Text_20_body" style:list-style-name="WW8Num17">
      <style:paragraph-properties fo:margin-left="2.501cm" fo:margin-right="0cm" fo:text-indent="-0.635cm" style:auto-text-indent="false"/>
    </style:style>
    <style:style style:name="P102" style:family="paragraph" style:parent-style-name="Text_20_body" style:list-style-name="WW8Num28">
      <style:paragraph-properties fo:margin-left="2.501cm" fo:margin-right="0cm" fo:line-height="150%" fo:text-indent="-0.635cm" style:auto-text-indent="false"/>
    </style:style>
    <style:style style:name="P103" style:family="paragraph" style:parent-style-name="Text_20_body" style:list-style-name="WW8Num8">
      <style:paragraph-properties fo:margin-left="2.501cm" fo:margin-right="0cm" fo:text-indent="-0.635cm" style:auto-text-indent="false"/>
    </style:style>
    <style:style style:name="P104" style:family="paragraph" style:parent-style-name="Text_20_body" style:list-style-name="WW8Num17">
      <style:paragraph-properties fo:margin-left="1.251cm" fo:margin-right="0cm" fo:text-indent="-0.635cm" style:auto-text-indent="false"/>
      <style:text-properties fo:font-weight="bold" style:font-weight-asian="bold" style:font-weight-complex="bold"/>
    </style:style>
    <style:style style:name="P105" style:family="paragraph" style:parent-style-name="Text_20_body" style:list-style-name="WW8Num5">
      <style:paragraph-properties fo:margin-top="0cm" fo:margin-bottom="0.212cm" loext:contextual-spacing="false"/>
      <style:text-properties style:font-name="Arial" fo:font-size="12pt" style:font-size-asian="12pt" style:font-name-complex="Arial" style:font-size-complex="12pt"/>
    </style:style>
    <style:style style:name="P106" style:family="paragraph" style:parent-style-name="Text_20_body" style:list-style-name="WW8Num21">
      <style:paragraph-properties fo:margin-top="0cm" fo:margin-bottom="0.212cm" loext:contextual-spacing="false"/>
      <style:text-properties officeooo:paragraph-rsid="00103a67"/>
    </style:style>
    <style:style style:name="P107" style:family="paragraph" style:parent-style-name="Text_20_body" style:list-style-name="WW8Num9">
      <style:paragraph-properties fo:margin-top="0cm" fo:margin-bottom="0.212cm" loext:contextual-spacing="false"/>
    </style:style>
    <style:style style:name="P108" style:family="paragraph" style:parent-style-name="Text_20_body" style:list-style-name="WW8Num2">
      <style:paragraph-properties fo:margin-top="0cm" fo:margin-bottom="0.212cm" loext:contextual-spacing="false"/>
    </style:style>
    <style:style style:name="P109" style:family="paragraph" style:parent-style-name="Text_20_body" style:list-style-name="WW8Num10">
      <style:paragraph-properties fo:margin-top="0cm" fo:margin-bottom="0.212cm" loext:contextual-spacing="false"/>
    </style:style>
    <style:style style:name="P110" style:family="paragraph" style:parent-style-name="Text_20_body">
      <style:paragraph-properties fo:margin-top="0cm" fo:margin-bottom="0.212cm" loext:contextual-spacing="false" fo:line-height="150%"/>
    </style:style>
    <style:style style:name="P111" style:family="paragraph" style:parent-style-name="Text_20_body" style:list-style-name="WW8Num8">
      <style:paragraph-properties fo:margin-top="0.212cm" fo:margin-bottom="0.212cm" loext:contextual-spacing="false" fo:text-align="justify" style:justify-single-word="false"/>
    </style:style>
    <style:style style:name="P112" style:family="paragraph" style:parent-style-name="Text_20_body" style:list-style-name="WW8Num1" style:master-page-name="">
      <loext:graphic-properties draw:fill="none"/>
      <style:paragraph-properties fo:margin-left="0cm" fo:margin-right="0cm" fo:margin-top="0cm" fo:margin-bottom="0.212cm" loext:contextual-spacing="false" fo:line-height="150%" fo:orphans="0" fo:widows="0" fo:hyphenation-ladder-count="no-limit" fo:text-indent="0cm" style:auto-text-indent="false" style:page-number="auto" fo:background-color="transparent" style:text-autospace="ideograph-alpha" style:punctuation-wrap="hanging" style:line-break="strict" style:writing-mode="lr-tb"/>
      <style:text-properties officeooo:paragraph-rsid="0013b681" style:font-name-complex="Arial" fo:hyphenate="false" fo:hyphenation-remain-char-count="2" fo:hyphenation-push-char-count="2"/>
    </style:style>
    <style:style style:name="P113" style:family="paragraph" style:parent-style-name="List" style:list-style-name="WW8Num31">
      <style:paragraph-properties>
        <style:tab-stops>
          <style:tab-stop style:position="2.54cm"/>
        </style:tab-stops>
      </style:paragraph-properties>
      <style:text-properties style:font-name="Arial" fo:font-weight="normal" style:font-weight-asian="normal" style:font-name-complex="Arial" style:font-weight-complex="normal"/>
    </style:style>
    <style:style style:name="P114" style:family="paragraph" style:parent-style-name="Heading_20_3">
      <style:text-properties officeooo:paragraph-rsid="00103a67"/>
    </style:style>
    <style:style style:name="P115" style:family="paragraph" style:parent-style-name="Heading_20_3">
      <style:paragraph-properties fo:line-height="150%"/>
    </style:style>
    <style:style style:name="P116" style:family="paragraph" style:parent-style-name="Heading_20_3" style:list-style-name="WW8Num1">
      <style:text-properties officeooo:paragraph-rsid="0013b681" style:font-name-complex="Arial"/>
    </style:style>
    <style:style style:name="P117" style:family="paragraph" style:parent-style-name="Heading_20_3">
      <style:text-properties officeooo:paragraph-rsid="002031ac"/>
    </style:style>
    <style:style style:name="P118" style:family="paragraph" style:parent-style-name="Heading_20_2">
      <style:text-properties officeooo:paragraph-rsid="00103a67"/>
    </style:style>
    <style:style style:name="P119" style:family="paragraph" style:parent-style-name="Heading_20_2">
      <style:paragraph-properties fo:line-height="150%"/>
    </style:style>
    <style:style style:name="P120" style:family="paragraph" style:parent-style-name="Heading_20_5">
      <style:text-properties officeooo:paragraph-rsid="00103a67"/>
    </style:style>
    <style:style style:name="P121" style:family="paragraph" style:parent-style-name="Contents_20_Heading">
      <style:paragraph-properties fo:break-before="page"/>
    </style:style>
    <style:style style:name="P122" style:family="paragraph" style:parent-style-name="Normal_20__28_Web_29_" style:list-style-name="WW8Num13">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10e0bf"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font-size="16pt" fo:font-weight="bold" style:font-size-asian="16pt" style:font-weight-asian="bold" style:font-name-complex="Arial" style:font-size-complex="16pt" style:font-weight-complex="bold"/>
    </style:style>
    <style:style style:name="T6" style:family="text">
      <style:text-properties style:font-name="Arial" fo:font-size="16pt" fo:font-weight="bold" officeooo:rsid="0010e0bf" style:font-size-asian="16pt" style:font-weight-asian="bold" style:font-name-complex="Arial" style:font-size-complex="16pt"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style:font-name-complex="Arial"/>
    </style:style>
    <style:style style:name="T9" style:family="text">
      <style:text-properties style:font-name="Arial" style:font-name-asian="Arial" style:font-name-complex="Arial"/>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fo:font-style="italic" style:font-size-asian="12pt" style:font-style-asian="italic" style:font-name-complex="Arial" style:font-size-complex="12pt"/>
    </style:style>
    <style:style style:name="T13" style:family="text">
      <style:text-properties style:font-name="Arial" fo:font-size="12pt" fo:font-style="italic" fo:font-weight="normal" style:font-size-asian="12pt" style:font-style-asian="italic" style:font-weight-asian="normal" style:font-name-complex="Arial" style:font-size-complex="12pt" style:font-weight-complex="normal"/>
    </style:style>
    <style:style style:name="T14" style:family="text">
      <style:text-properties style:font-name="Arial" fo:font-size="12pt" fo:font-weight="normal" style:font-size-asian="12pt" style:font-weight-asian="normal" style:font-name-complex="Arial" style:font-size-complex="12pt" style:font-weight-complex="normal"/>
    </style:style>
    <style:style style:name="T15" style:family="text">
      <style:text-properties style:font-name="Arial" fo:font-size="12pt" fo:font-weight="bold" style:font-size-asian="12pt" style:font-weight-asian="bold" style:font-size-complex="12pt" style:font-weight-complex="bold"/>
    </style:style>
    <style:style style:name="T16" style:family="text">
      <style:text-properties style:font-name="Arial" fo:language="es" fo:country="ES" style:font-name-complex="Arial"/>
    </style:style>
    <style:style style:name="T17" style:family="text">
      <style:text-properties style:font-name="Arial" fo:language="es" fo:country="ES" fo:font-weight="bold" style:font-weight-asian="bold" style:font-name-complex="Arial" style:font-weight-complex="bold"/>
    </style:style>
    <style:style style:name="T18" style:family="text">
      <style:text-properties style:font-name="Arial" fo:font-weight="normal" officeooo:rsid="00171eec" style:font-weight-asian="normal" style:font-name-complex="Arial" style:font-weight-complex="normal"/>
    </style:style>
    <style:style style:name="T19" style:family="text">
      <style:text-properties fo:font-weight="bold" style:font-weight-asian="bold" style:font-weight-complex="bold"/>
    </style:style>
    <style:style style:name="T20" style:family="text">
      <style:text-properties fo:font-weight="bold" officeooo:rsid="00200315"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officeooo:rsid="004e3646" style:font-weight-asian="bold" style:font-name-complex="Arial" style:font-weight-complex="bold"/>
    </style:style>
    <style:style style:name="T23"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4" style:family="text">
      <style:text-properties style:use-window-font-color="true" style:font-name="Arial" fo:font-size="12pt" fo:language="es" fo:country="ES" officeooo:rsid="00120662" style:font-name-asian="Times New Roman" style:font-size-asian="12pt" style:language-asian="zxx" style:country-asian="none" style:font-name-complex="Arial" style:font-size-complex="12pt" style:language-complex="ar" style:country-complex="SA"/>
    </style:style>
    <style:style style:name="T25"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6"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27"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8"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29" style:family="text">
      <style:text-properties style:use-window-font-color="true" style:font-name="Arial"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30"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1"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2"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3" style:family="text">
      <style:text-properties style:use-window-font-color="true"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T34" style:family="text">
      <style:text-properties fo:font-size="12pt" style:font-size-asian="12pt" style:font-size-complex="12pt"/>
    </style:style>
    <style:style style:name="T35" style:family="text">
      <style:text-properties fo:font-size="12pt" style:font-name-asian="Arial" style:font-size-asian="12pt" style:font-name-complex="Arial" style:font-size-complex="12pt"/>
    </style:style>
    <style:style style:name="T36" style:family="text">
      <style:text-properties fo:font-weight="normal" style:font-weight-asian="normal" style:font-weight-complex="normal"/>
    </style:style>
    <style:style style:name="T37" style:family="text">
      <style:text-properties fo:font-weight="normal" style:font-weight-asian="normal" style:font-name-complex="Arial" style:font-weight-complex="normal"/>
    </style:style>
    <style:style style:name="T38" style:family="text">
      <style:text-properties fo:font-weight="normal" officeooo:rsid="004e3646" style:font-weight-asian="normal" style:font-name-complex="Arial" style:font-weight-complex="normal"/>
    </style:style>
    <style:style style:name="T39" style:family="text">
      <style:text-properties fo:font-size="11pt" style:font-name-asian="Arial" style:font-size-asian="11pt" style:font-name-complex="Arial" style:font-size-complex="11pt"/>
    </style:style>
    <style:style style:name="T40" style:family="text">
      <style:text-properties officeooo:rsid="00103a67"/>
    </style:style>
    <style:style style:name="T41" style:family="text">
      <style:text-properties officeooo:rsid="00120662"/>
    </style:style>
    <style:style style:name="T42" style:family="text">
      <style:text-properties officeooo:rsid="0013b681"/>
    </style:style>
    <style:style style:name="T43" style:family="text">
      <style:text-properties officeooo:rsid="00171eec"/>
    </style:style>
    <style:style style:name="T44" style:family="text">
      <style:text-properties officeooo:rsid="00165045"/>
    </style:style>
    <style:style style:name="T45" style:family="text">
      <style:text-properties style:font-name="Arial" fo:font-size="12pt" fo:font-weight="normal" style:font-size-asian="12pt" style:font-weight-asian="normal" style:font-name-complex="Times New Roman" style:font-size-complex="12pt" style:font-weight-complex="normal"/>
    </style:style>
    <style:style style:name="T46" style:family="text">
      <style:text-properties style:font-name="Arial" fo:font-size="12pt" fo:font-weight="normal" officeooo:rsid="00165045" style:font-size-asian="12pt" style:font-weight-asian="normal" style:font-name-complex="Times New Roman" style:font-size-complex="12pt" style:font-weight-complex="normal"/>
    </style:style>
    <style:style style:name="T47" style:family="text">
      <style:text-properties style:font-name="Arial" fo:font-size="12pt" fo:font-weight="normal" officeooo:rsid="0025435a" style:font-size-asian="12pt" style:font-weight-asian="normal" style:font-name-complex="Times New Roman" style:font-size-complex="12pt" style:font-weight-complex="normal"/>
    </style:style>
    <style:style style:name="T48" style:family="text">
      <style:text-properties style:font-name="Arial" fo:font-size="12pt" fo:font-weight="normal" officeooo:rsid="0026d82e" style:font-size-asian="12pt" style:font-weight-asian="normal" style:font-name-complex="Times New Roman" style:font-size-complex="12pt" style:font-weight-complex="normal"/>
    </style:style>
    <style:style style:name="T49" style:family="text">
      <style:text-properties officeooo:rsid="001a84e4"/>
    </style:style>
    <style:style style:name="T50" style:family="text">
      <style:text-properties officeooo:rsid="001e8e61"/>
    </style:style>
    <style:style style:name="T51" style:family="text">
      <style:text-properties style:font-name-complex="Arial"/>
    </style:style>
    <style:style style:name="T52" style:family="text">
      <style:text-properties officeooo:rsid="004fcd2c" style:font-name-complex="Arial"/>
    </style:style>
    <style:style style:name="T53" style:family="text">
      <style:text-properties officeooo:rsid="0050a3f4"/>
    </style:style>
    <style:style style:name="T54" style:family="text">
      <style:text-properties officeooo:rsid="002031ac"/>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SERVICIOS EN RED</text:p>
            <text:p text:style-name="P3"/>
            <text:p text:style-name="P3">Ciclo formativo</text:p>
            <text:p text:style-name="P3">Sistemas Microinformáticos y Redes</text:p>
            <text:p text:style-name="P3"/>
            <text:p text:style-name="P3">Curso:</text:p>
            <text:p text:style-name="P11"><text:span text:style-name="T5">201</text:span><text:span text:style-name="T6">6</text:span><text:span text:style-name="T5">-1</text:span><text:span text:style-name="T6">7</text:span></text:p>
            <text:p text:style-name="P3"/>
            <text:p text:style-name="P3">Profesor:</text:p>
            <text:p text:style-name="P3">Iván Chillón García</text:p>
          </table:table-cell>
        </table:table-row>
      </table:table>
      <text:p text:style-name="Standard"/>
      <text:p text:style-name="P121">Índice de contenido</text:p>
      <text:p text:style-name="Contents_20_Heading"/>
      <text:table-of-content text:style-name="Sect1" text:name="Índice de contenido1">
        <text:table-of-content-source text:outline-level="4">
          <text:index-title-template text:style-name="Contents_20_Heading"/>
          <text:table-of-content-entry-template text:outline-level="1" text:style-name="Contents_20_1">
            <text:index-entry-link-start/>
            <text:index-entry-chapter/>
            <text:index-entry-text/>
            <text:index-entry-tab-stop style:type="right" style:leader-char="."/>
            <text:index-entry-link-start/>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text/>
            <text:index-entry-tab-stop style:type="right" style:leader-char="."/>
            <text:index-entry-link-start/>
            <text:index-entry-page-number/>
            <text:index-entry-link-end/>
            <text:index-entry-link-end/>
            <text:index-entry-tab-stop style:type="left" style:position="17cm" style:leader-char="." style:with-tab="false"/>
          </text:table-of-content-entry-template>
          <text:table-of-content-entry-template text:outline-level="3" text:style-name="Contents_20_3">
            <text:index-entry-link-start/>
            <text:index-entry-chapter/>
            <text:index-entry-text/>
            <text:index-entry-tab-stop style:type="right" style:leader-char="."/>
            <text:index-entry-link-start/>
            <text:index-entry-page-number/>
            <text:index-entry-link-end/>
            <text:index-entry-link-end/>
            <text:index-entry-tab-stop style:type="left" style:position="17cm" style:leader-char="." style:with-tab="false"/>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index-entry-tab-stop style:type="left" style:position="17cm" style:leader-char="." style:with-tab="false"/>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index-entry-tab-stop style:type="left" style:position="12.508cm" style:leader-char="." style:with-tab="false"/>
          </text:table-of-content-entry-template>
        </text:table-of-content-source>
        <text:index-body>
          <text:p text:style-name="Contents_20_2">1. INTRODUCCIÓN<text:tab/>3</text:p>
          <text:p text:style-name="Contents_20_2">2. LEGISLACIÓN APLICABLE<text:tab/>4</text:p>
          <text:p text:style-name="Contents_20_2">3. CARACTERÍSTICAS DEL GRUPO<text:tab/>5</text:p>
          <text:p text:style-name="Contents_20_2">4. INTERDISCIPLINARIEDAD<text:tab/>5</text:p>
          <text:p text:style-name="Contents_20_2">5. CAPACIDADES TERMINALES / RESULTADOS DE APRENDIZAJES<text:tab/>6</text:p>
          <text:p text:style-name="Contents_20_3">5.1. Objetivos estratégicos de la Consejería de Educación<text:tab/>6</text:p>
          <text:p text:style-name="Contents_20_3">5.2. Propuestas de medidas que ayuden a mejorar los aspectos detectados como negativos en los resultados de la evaluación de diagnóstico.<text:tab/>6</text:p>
          <text:p text:style-name="Contents_20_3">5.3. Objetivos comunes del ciclo formativo<text:tab/>7</text:p>
          <text:p text:style-name="Contents_20_3">5.4. Objetivos específicos del módulo<text:tab/>8</text:p>
          <text:p text:style-name="Contents_20_2">6. ORGANIZACIÓN DE CONTENIDOS<text:tab/>9</text:p>
          <text:p text:style-name="Contents_20_3">6.1. Contenido organizador<text:tab/>9</text:p>
          <text:p text:style-name="Contents_20_3">6.2. <text:s/>Relación secuenciada y temporalizada de unidades de trabajo<text:tab/>9</text:p>
          <text:p text:style-name="Contents_20_2">7. UNIDADES DE TRABAJO: ELEMENTOS CURRICULARES Y TEMPORALIZACIÓN<text:tab/>10</text:p>
          <text:p text:style-name="Contents_20_3">U.T. Nº0: Introducción y uso de recursos de aprendizaje<text:tab/>12</text:p>
          <text:p text:style-name="Contents_20_3">U.T. Nº1: Servicios de configuración dinámica de sistemas. DHCP <text:tab/>13</text:p>
          <text:p text:style-name="Contents_20_3">U.T. Nº2: Servicios de resolución de nombres . DNS<text:tab/>14</text:p>
          <text:p text:style-name="Contents_20_3">U.T. Nº3: Gestión de acceso remoto <text:tab/>16</text:p>
          <text:p text:style-name="Contents_20_3">U.T. Nº4: Gestión de servidores web<text:tab/>18</text:p>
          <text:p text:style-name="Contents_20_3">U.T. Nº5: Servicios de correo electrónico<text:tab/>20</text:p>
          <text:p text:style-name="Contents_20_3">U.T. Nº6: Servicios de transferencia de ficheros . FTP<text:tab/>22</text:p>
          <text:p text:style-name="Contents_20_3">U.T. Nº7: Despliegue de redes inalámbricas<text:tab/>23</text:p>
          <text:p text:style-name="Contents_20_3">U.T. Nº8: Interconexión de redes privadas con redes públicas <text:tab/>25</text:p>
          <text:p text:style-name="Contents_20_2">8. CONCORDANCIA DE LAS UNIDADES DE TRABAJO CON LAS CAPACIDADES TERMINALES / RESULTADOS DE APRENDIZAJE<text:tab/>27</text:p>
          <text:p text:style-name="Contents_20_2">9. METODOLOGÍA<text:tab/>28</text:p>
          <text:p text:style-name="Contents_20_3">9.1. Criterios metodológicos<text:tab/>28</text:p>
          <text:p text:style-name="Contents_20_4">9.1.1. Tipos de actividades relacionadas con los conceptos<text:tab/>29</text:p>
          <text:p text:style-name="Contents_20_4">9.1.2. Tipo de actividades relacionadas con los procedimientos<text:tab/>30</text:p>
          <text:p text:style-name="Contents_20_4">9.1.3. Tipo de actividades relacionadas con las actitudes<text:tab/>30</text:p>
          <text:p text:style-name="Contents_20_3">9.2. Recursos didácticos<text:tab/>31</text:p>
          <text:p text:style-name="Contents_20_3">9.3. Recursos tecnológicos<text:tab/>32</text:p>
          <text:p text:style-name="Contents_20_3">9.4. Recursos bibliográficos<text:tab/>33</text:p>
          <text:p text:style-name="Contents_20_2">10. MEDIDAS DE ATENCIÓN A LA DIVERSIDAD<text:tab/>33</text:p>
          <text:p text:style-name="Contents_20_2">11. EVALUACIÓN Y CALIFICACIÓN<text:tab/>33</text:p>
          <text:p text:style-name="Contents_20_3">11.1. Procedimientos de evaluación<text:tab/>33</text:p>
          <text:p text:style-name="Contents_20_3">11.2. Instrumentos de evaluación<text:tab/>34</text:p>
          <text:p text:style-name="Contents_20_3">11.3. Criterios de calificación<text:tab/>36</text:p>
          <text:p text:style-name="Contents_20_3">11.4. Contenidos mínimos y criterios de recuperación<text:tab/>38</text:p>
          <text:p text:style-name="Contents_20_3">11.5. Fugas o faltas injustificadas<text:tab/>38</text:p>
          <text:p text:style-name="Contents_20_3">11.6. Contenidos mínimos y criterios de recuperación<text:tab/>38</text:p>
          <text:p text:style-name="Contents_20_3">11.6. Pérdida de la evaluación continua<text:tab/>39</text:p>
          <text:p text:style-name="Contents_20_4">11.6.1. Procedimiento de notificación de la pérdida de la evaluación continua<text:tab/>39</text:p>
          <text:p text:style-name="Contents_20_4">11.6.2. Sistemas e instrumentos de evaluación para los alumnos que han perdido el derecho a la evaluación continua<text:tab/>39</text:p>
          <text:p text:style-name="Contents_20_3"><text:soft-page-break/>11.7. Autoevaluación del profesorado<text:tab/>40</text:p>
          <text:p text:style-name="Contents_20_2">12. ACTIVIDADES COMPLEMENTARIAS Y EXTRAESCOLARES<text:tab/>40</text:p>
        </text:index-body>
      </text:table-of-content>
      <text:list xml:id="list5838280958070051682" text:style-name="WW8Num1">
        <text:list-item>
          <text:list>
            <text:list-item>
              <text:h text:style-name="Heading_20_2" text:outline-level="2"/>
            </text:list-item>
            <text:list-item>
              <text:h text:style-name="Heading_20_2" text:outline-level="2">1. INTRODUCCIÓN</text:h>
            </text:list-item>
          </text:list>
        </text:list-item>
      </text:list>
      <text:p text:style-name="Text_20_body"/>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text:soft-page-break/>destrezas para desenvolverse en el sector informático. </text:p>
      <text:list xml:id="list222237705033575" text:continue-numbering="true" text:style-name="WW8Num1">
        <text:list-item>
          <text:list>
            <text:list-item>
              <text:h text:style-name="Heading_20_2" text:outline-level="2">2. LEGISLACIÓN APLICABLE</text:h>
            </text:list-item>
          </text:list>
        </text:list-item>
      </text:list>
      <text:p text:style-name="Text_20_body">La legislación en la que se basa esta programación didáctica es la siguiente: </text:p>
      <text:list xml:id="list394827113575593341" text:style-name="WW8Num11">
        <text:list-item>
          <text:p text:style-name="P56">Ley 5/2002, de 19 de junio, donde se establece el sistema integral de la formación profesional. </text:p>
        </text:list-item>
        <text:list-item>
          <text:p text:style-name="P56">Ley Orgánica 2/2006, de 3 de mayo, donde se regula la Formación Profesional en el sistema educativo, organizándola en ciclos formativos de grado medio y grado superior. </text:p>
        </text:list-item>
        <text:list-item>
          <text:p text:style-name="P56">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56">Real Decreto 1691/2007, de 14 de diciembre, por el que se establece el título de Técnico en Sistemas Microinformáticos y Redes y se fijan sus enseñanzas mínimas (B.O.E. de 17 de enero del 2008). </text:p>
        </text:list-item>
        <text:list-item>
          <text:p text:style-name="P56">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56">Ley Orgánica de Mejora de la Calidad Educativa (LOMCE) del 28 de noviembre de 2013. </text:p>
        </text:list-item>
        <text:list-item>
          <text:p text:style-name="P56">Propuesta de Decreto de la Consejería de Educación del Gobierno de Canarias pendientes de aprobación y publicación en BOC donde se da Información genérica sobre los nuevos currículos LOE de FP en Canarias:</text:p>
        </text:list-item>
        <text:list-item>
          <text:p text:style-name="P100"><text:a xlink:type="simple" xlink:href="http://www.gobiernodecanarias.org/educacion/webfp/Docs/CFLOE/2010/Horario_LOE_Sistemas_Microinformaticos_y_Redes.pdf" text:style-name="Internet_20_link" text:visited-style-name="Visited_20_Internet_20_Link"><text:span text:style-name="Internet_20_link">Horarios de los módulos</text:span></text:a></text:p>
        </text:list-item>
        <text:list-item>
          <text:p text:style-name="P100"><text:a xlink:type="simple" xlink:href="http://www.gobiernodecanarias.org/educacion/webfp/Docs/CFLOE/2011/V2_Informacion_Generica_DEFINITIVA_Nuevos_curriculos.pdf" text:style-name="Internet_20_link" text:visited-style-name="Visited_20_Internet_20_Link"><text:span text:style-name="Internet_20_link">Información genérica de Funcionamiento</text:span></text:a></text:p>
        </text:list-item>
        <text:list-item>
          <text:p text:style-name="P100"><text:a xlink:type="simple" xlink:href="http://www.gobiernodecanarias.org/educacion/webfp/Scripts/documentosCfLOE.asp" text:style-name="Internet_20_link" text:visited-style-name="Visited_20_Internet_20_Link"><text:span text:style-name="Internet_20_link">Documentos Institucionales</text:span></text:a></text:p>
        </text:list-item>
        <text:list-item>
          <text:p text:style-name="P100"><text:a xlink:type="simple" xlink:href="http://www.gobiernodecanarias.org/educacion/webfp/Docs/CFLOE/2010/20101004/InformacionGenericaTransitoriedad.pdf" text:style-name="Internet_20_link" text:visited-style-name="Visited_20_Internet_20_Link"><text:span text:style-name="Internet_20_link">Información sobre Transitopriedad LOGSE-LOE</text:span></text:a></text:p>
        </text:list-item>
        <text:list-item>
          <text:p text:style-name="P100"><text:soft-page-break/><text:a xlink:type="simple" xlink:href="http://www.educacion.es/educacion/que-estudiar/formacion-profesional/que-puedo-estudiar/nuevos-titulos/ultimos-titulos.html" text:style-name="Internet_20_link" text:visited-style-name="Visited_20_Internet_20_Link"><text:span text:style-name="Internet_20_link">Información Genérica sobre los nuevos Títulos y Currículos LOE de FP en el </text:span></text:a><text:a xlink:type="simple" xlink:href="http://www.educacion.es/educacion/que-estudiar/formacion-profesional/que-puedo-estudiar/nuevos-titulos/ultimos-titulos.html" text:style-name="Internet_20_link" text:visited-style-name="Visited_20_Internet_20_Link"><text:span text:style-name="Internet_20_link">MEC</text:span></text:a></text:p>
        </text:list-item>
      </text:list>
      <text:list xml:id="list222238994396123" text:continue-list="list222237705033575" text:style-name="WW8Num1">
        <text:list-item>
          <text:list>
            <text:list-item>
              <text:h text:style-name="Heading_20_2" text:outline-level="2">3. CARACTERÍSTICAS DEL GRUPO</text:h>
            </text:list-item>
          </text:list>
        </text:list-item>
      </text:list>
      <text:p text:style-name="P12">La presente Programación va dirigida al alumnado matriculado en segundo curso del Ciclo. </text:p>
      <text:p text:style-name="P12"/>
      <text:p text:style-name="P16"><text:span text:style-name="T23">El grupo está formado por 1</text:span><text:span text:style-name="T24">1</text:span><text:span text:style-name="T23"> alumnos :</text:span></text:p>
      <text:p text:style-name="P12"/>
      <text:list xml:id="list7982733196485749889" text:style-name="WW8Num12">
        <text:list-item>
          <text:p text:style-name="P57">Uno de los alumnos no curso el primer curso en el Centro sino que lo hizo en el IES El Rincón <text:s/><text:span text:style-name="T41">y actualmente se encuentra repitiendo</text:span></text:p>
        </text:list-item>
        <text:list-item>
          <text:p text:style-name="P58">La mayoría de los alumnos no residen en el municipio y se desplazan al Centro en transporte público o mediante vehículo propio</text:p>
        </text:list-item>
        <text:list-item>
          <text:p text:style-name="P58">Los conocimientos previos de los alumnos sobre el módulo y el ciclo en general son diversos, observándose buen nivel de conocimientos previos adquiridos el curso pasado, salvo <text:span text:style-name="T42">cuatro alumnos que promocionan con módulos pendientes.</text:span></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list xml:id="list222238395689676" text:continue-list="list222238994396123" text:style-name="WW8Num1">
        <text:list-item>
          <text:list>
            <text:list-item>
              <text:h text:style-name="Heading_20_2" text:outline-level="2">4. INTERDISCIPLINARIEDAD</text:h>
            </text:list-item>
          </text:list>
        </text:list-item>
      </text:list>
      <text:p text:style-name="P38">Son prerrequisito para este módulo los módulos de primer curso de:</text:p>
      <text:p text:style-name="P38"/>
      <text:list xml:id="list6902495016693745434" text:style-name="WW8Num2">
        <text:list-item>
          <text:p text:style-name="P59">Redes de área local</text:p>
        </text:list-item>
        <text:list-item>
          <text:p text:style-name="P59">Sistemas operativos monopuesto.</text:p>
        </text:list-item>
        <text:list-item>
          <text:p text:style-name="P59">Aplicaciones ofimáticas</text:p>
        </text:list-item>
      </text:list>
      <text:p text:style-name="P40">Además ha de existir una coordinación a la hora de impartir el módulo con los módulos de segundo curso de:</text:p>
      <text:list xml:id="list7531498640226613517" text:style-name="WW8Num13">
        <text:list-item>
          <text:p text:style-name="P122"><text:soft-page-break/>Sistemas operativos en red. <text:s/>Para evitar que se solapen y se repitan los contenidos impartidos y para sincronizar la impartición de los mismos.</text:p>
        </text:list-item>
        <text:list-item>
          <text:p text:style-name="P122">Seguridad informática. Sincronizar el servicio que se está impartiendo con contenidos relacionados con el mismo servicio en el módulo de seguridad</text:p>
        </text:list-item>
      </text:list>
      <text:list xml:id="list222237844750710" text:continue-list="list222238395689676" text:style-name="WW8Num1">
        <text:list-item>
          <text:list>
            <text:list-item>
              <text:h text:style-name="Heading_20_2" text:outline-level="2"/>
            </text:list-item>
            <text:list-item>
              <text:h text:style-name="Heading_20_2" text:outline-level="2">5. CAPACIDADES TERMINALES / RESULTADOS DE APRENDIZAJES</text:h>
            </text:list-item>
          </text:list>
        </text:list-item>
      </text:list>
      <text:p text:style-name="Text_20_body">Son objetivos comunes los descritos en el Proyecto educativo del centro, en los que respecta a la convivencia, integración, trabajo en equipo y respeto mutuo entre los integrantes de la comunidad docente. </text:p>
      <text:list xml:id="list222239097002160" text:continue-numbering="true" text:style-name="WW8Num1">
        <text:list-item>
          <text:list>
            <text:list-item>
              <text:list>
                <text:list-item>
                  <text:h text:style-name="P116" text:outline-level="3">5.1. Objetivos estratégicos de la Consejería de Educación</text:h>
                </text:list-item>
              </text:list>
            </text:list-item>
          </text:list>
        </text:list-item>
      </text:list>
      <text:list xml:id="list4055249971290201615" text:style-name="L1">
        <text:list-item>
          <text:p text:style-name="P53"><text:span text:style-name="T15">Atender a la diversidad del alumnado</text:span><text:span text:style-name="T11"> según sus necesidades, mejorando los aprendizajes instrumentales básicos de lectura, escritura y Matemáticas, en los primeros niveles educativos, con acciones preventivas de refuerzo para alcanzar las competencias en un contexto inclusivo.</text:span></text:p>
        </text:list-item>
        <text:list-item>
          <text:p text:style-name="P54">Impulsar el dominio de las <text:span text:style-name="T19">lenguas extranjeras</text:span> y, particularmente, el aprendizaje de otras áreas en alguna lengua extranjera.</text:p>
        </text:list-item>
        <text:list-item>
          <text:p text:style-name="P54">Conferir a los <text:span text:style-name="T19">contenidos canarios</text:span> una presencia significativa en los currículos, promoviendo la utilización del patrimonio social, cultural, histórico y ambiental de Canarias como recurso didáctico.</text:p>
        </text:list-item>
        <text:list-item>
          <text:p text:style-name="P54">Potenciar el <text:span text:style-name="T19">uso de las tecnologías de la información y la comunicación</text:span> (en adelante TIC) y de los espacios virtuales de aprendizaje, desde un enfoque integrador de estas herramientas, metodologías, recursos y contenidos educativos.</text:p>
        </text:list-item>
        <text:list-item>
          <text:p text:style-name="P54">Mejorar los resultados del <text:span text:style-name="T19">rendimiento escolar</text:span> así como las <text:span text:style-name="T19">tasas de idoneidad</text:span>, titulación, absentismo y abandono escolar temprano.</text:p>
        </text:list-item>
        <text:list-item>
          <text:p text:style-name="P54">Favorecer un <text:span text:style-name="T19">clima de convivencia positiva</text:span> en los centros educativos, aceptando la diversidad como elemento enriquecedor y fuente de aprendizaje.</text:p>
        </text:list-item>
        <text:list-item>
          <text:p text:style-name="P55">Potenciar la participación de la comunidad educativa en la actividad de los centros y fomentar la presencia de los mismos en su <text:span text:style-name="T19">entorno sociocultural y socioproductivo</text:span>.</text:p>
        </text:list-item>
      </text:list>
      <text:list xml:id="list222237603135589" text:continue-list="list222239097002160" text:style-name="WW8Num1">
        <text:list-item>
          <text:list>
            <text:list-item>
              <text:list>
                <text:list-item>
                  <text:h text:style-name="P116" text:outline-level="3"><text:bookmark-start text:name="__RefHeading__24_79678282"/>5.2. Concreción de objetivos y acciones contemplados en el Plan de Mejora del Centro para el curso 201<text:span text:style-name="T43">6</text:span>-1<text:span text:style-name="T43">7</text:span>.<text:bookmark-end text:name="__RefHeading__24_79678282"/></text:h>
                </text:list-item>
              </text:list>
            </text:list-item>
          </text:list>
        </text:list-item>
        <text:list-item>
          <text:p text:style-name="P112"><text:span text:style-name="T43">A partir de los objetivos estratégicos de la Consejería de Educación para este curso 2016-17 el Centro propone el Plan de Mejora del mismo que incluye medidas detalladas para </text:span><text:soft-page-break/><text:span text:style-name="T43">los siguientes apartados:</text:span></text:p>
          <text:list>
            <text:list-item>
              <text:list>
                <text:list-item>
                  <text:list>
                    <text:list-item>
                      <text:p text:style-name="P46">1. Mejora del absentismo y abandono escolar.</text:p>
                    </text:list-item>
                    <text:list-item>
                      <text:p text:style-name="P46"/>
                    </text:list-item>
                    <text:list-item>
                      <text:p text:style-name="P46">2. Mejora del rendimiento escolar.</text:p>
                    </text:list-item>
                    <text:list-item>
                      <text:p text:style-name="P46"/>
                    </text:list-item>
                    <text:list-item>
                      <text:p text:style-name="P49"><text:span text:style-name="T18">3. Evaluación del proceso de mejora</text:span></text:p>
                    </text:list-item>
                  </text:list>
                </text:list-item>
                <text:list-item>
                  <text:h text:style-name="Heading_20_3" text:outline-level="3">5.3. Objetivos comunes del ciclo formativo</text:h>
                </text:list-item>
              </text:list>
            </text:list-item>
          </text:list>
        </text:list-item>
      </text:list>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text:soft-page-break/>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222238956826041" text:continue-numbering="true" text:style-name="WW8Num1">
        <text:list-item>
          <text:list>
            <text:list-item>
              <text:list>
                <text:list-item>
                  <text:h text:style-name="Heading_20_3" text:outline-level="3">5.4. Objetivos específicos del módulo</text:h>
                </text:list-item>
              </text:list>
            </text:list-item>
          </text:list>
        </text:list-item>
      </text:list>
      <text:p text:style-name="Text_20_body">Como objetivos específicos de este modulo podemos seleccionar los siguientes objetivos generales: 1, 7, 8, 9, 11, 12 y 13, descritos en el punto anterior. </text:p>
      <text:p text:style-name="Text_20_body">Además incluiremos los siguientes objetivos específicos para este módulo: </text:p>
      <text:p text:style-name="Text_20_body">1. Instala servicios de configuración dinámica, describiendo sus características y aplicaciones. </text:p>
      <text:p text:style-name="Text_20_body">2. Instala servicios de resolución de nombres, describiendo sus características y <text:soft-page-break/>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text:p>
      <text:list xml:id="list222237431098836" text:continue-numbering="true" text:style-name="WW8Num1">
        <text:list-item>
          <text:list>
            <text:list-item>
              <text:h text:style-name="Heading_20_3" text:outline-level="3">5.5. <text:span text:style-name="T44">Propuestas de mejora extraídas del análisis de resultados del curso pasado</text:span></text:h>
            </text:list-item>
          </text:list>
        </text:list-item>
      </text:list>
      <text:list xml:id="list5996593058390636662" text:style-name="L2">
        <text:list-item>
          <text:p text:style-name="P91"><text:span text:style-name="T46">P</text:span><text:span text:style-name="T45">roporcionar a los alumnos máquinas virtuales online que permitan crear toda la infraestructura de servicios en Internet </text:span><text:span text:style-name="T47">de forma real </text:span><text:span text:style-name="T45">y no sólo de forma simulada en la red local. </text:span><text:span text:style-name="T48">Mayor utilización de otros sistemas operativos en la realización de prácticas.</text:span></text:p>
        </text:list-item>
        <text:list-item>
          <text:p text:style-name="P91"><text:span text:style-name="T48">Mejorar nivel de inglés del alumnado realizando actividades de forma transversal.</text:span></text:p>
        </text:list-item>
        <text:list-item>
          <text:p text:style-name="P91"><text:span text:style-name="T48">Trabajar desde principio de curso los contenidos de las pruebas skills de este curso de cara a la posible participación en las mismas. </text:span></text:p>
        </text:list-item>
        <text:list-item>
          <text:p text:style-name="P91"><text:span text:style-name="T48">Realizar visitas a empresas del sector.</text:span></text:p>
        </text:list-item>
        <text:list-item>
          <text:p text:style-name="P91"><text:span text:style-name="T48">Continuar el desarrollo del “Taller informático”.</text:span></text:p>
        </text:list-item>
        <text:list-item>
          <text:p text:style-name="P91"><text:span text:style-name="T48">En los módulos de segundo curso trabajar de forma transversal en todos los módulos un supuesto de empresa creado por grupos de alumnos. En cada UT los alumnos realizarán “productos” y servicios <text:s/>relacionados con la empresa elegida por el grupo.</text:span></text:p>
        </text:list-item>
      </text:list>
      <text:list xml:id="list222239095817365" text:continue-list="list222237431098836" text:style-name="WW8Num1">
        <text:list-item>
          <text:list>
            <text:list-item>
              <text:h text:style-name="Heading_20_2" text:outline-level="2">6. ORGANIZACIÓN DE CONTENIDOS</text:h>
              <text:list>
                <text:list-item>
                  <text:h text:style-name="Heading_20_3" text:outline-level="3"><text:soft-page-break/>6.1. Contenido organizador</text:h>
                </text:list-item>
              </text:list>
            </text:list-item>
          </text:list>
        </text:list-item>
      </text:list>
      <text:p text:style-name="Text_20_body">El contenido organizador es el punto de partida para la secuenciación de contenidos y la elaboración de unidades de trabajo. </text:p>
      <text:p text:style-name="Text_20_body"><text:span text:style-name="T26">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23">Por lo tanto, el </text:span><text:span text:style-name="T27">conten</text:span><text:span text:style-name="T29">ido organizador</text:span><text:span text:style-name="T26"> para la enseñanza del módulo serán los procedimientos organizados en base a las unidades de competencia asociadas al módulo: </text:span><text:span text:style-name="T27">UC0955_2: Monitorizar los </text:span></text:p>
      <text:p text:style-name="P27">procesos de comunicaciones de la red local y UC0956_2: Realizar los pro- </text:p>
      <text:p text:style-name="Text_20_body"><text:span text:style-name="T27">cesos de conexión entre <text:s/>redes privadas y redes <text:s/>públicas. </text:span><text:span text:style-name="T33"><text:s/></text:span><text:span text:style-name="T26">El resto de contenidos, actitudes y conceptos, harán de </text:span><text:span text:style-name="T29">soporte</text:span><text:span text:style-name="T26"> en el diseño de la programación.</text:span></text:p>
      <text:list xml:id="list222239108024811" text:continue-numbering="true" text:style-name="WW8Num1">
        <text:list-item>
          <text:list>
            <text:list-item>
              <text:list>
                <text:list-item>
                  <text:h text:style-name="Heading_20_3" text:outline-level="3">6.2. <text:s/>Relación secuenciada y temporalizada de unidades de trabajo</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A1" office:value-type="string">
            <text:p text:style-name="P4">Horas</text:p>
          </table:table-cell>
          <table:table-cell table:style-name="Tabla2.D1" office:value-type="string">
            <text:p text:style-name="P5"/>
          </table:table-cell>
        </table:table-row>
        <table:table-row table:style-name="Tabla2.1">
          <table:table-cell table:style-name="Tabla2.A2" office:value-type="string">
            <text:p text:style-name="P8">0</text:p>
          </table:table-cell>
          <table:table-cell table:style-name="Tabla2.A2" office:value-type="string">
            <text:p text:style-name="P7">Presentación <text:span text:style-name="T49">y repaso de redes</text:span></text:p>
          </table:table-cell>
          <table:table-cell table:style-name="Tabla2.A2" office:value-type="string">
            <text:p text:style-name="P8">6</text:p>
          </table:table-cell>
          <table:table-cell table:style-name="Tabla2.D2" table:number-rows-spanned="5" office:value-type="string">
            <text:p text:style-name="P8">1º trimestre</text:p>
          </table:table-cell>
        </table:table-row>
        <table:table-row table:style-name="Tabla2.1">
          <table:table-cell table:style-name="Tabla2.A2" office:value-type="string">
            <text:p text:style-name="P8">1</text:p>
          </table:table-cell>
          <table:table-cell table:style-name="Tabla2.A2" office:value-type="string">
            <text:p text:style-name="P7">Servicios de configuración dinámica de sistemas. DHCP </text:p>
          </table:table-cell>
          <table:table-cell table:style-name="Tabla2.A2" office:value-type="string">
            <text:p text:style-name="P8">20</text:p>
          </table:table-cell>
          <table:covered-table-cell/>
        </table:table-row>
        <table:table-row table:style-name="Tabla2.1">
          <table:table-cell table:style-name="Tabla2.A2" office:value-type="string">
            <text:p text:style-name="P8">2</text:p>
          </table:table-cell>
          <table:table-cell table:style-name="Tabla2.A2" office:value-type="string">
            <text:p text:style-name="P7">Servicios de resolución de nombres . DNS</text:p>
          </table:table-cell>
          <table:table-cell table:style-name="Tabla2.A2" office:value-type="string">
            <text:p text:style-name="P8">26</text:p>
          </table:table-cell>
          <table:covered-table-cell/>
        </table:table-row>
        <table:table-row table:style-name="Tabla2.1">
          <table:table-cell table:style-name="Tabla2.A2" office:value-type="string">
            <text:p text:style-name="P8">3</text:p>
          </table:table-cell>
          <table:table-cell table:style-name="Tabla2.A2" office:value-type="string">
            <text:p text:style-name="P10">Gestión de servidores web</text:p>
          </table:table-cell>
          <table:table-cell table:style-name="Tabla2.A2" office:value-type="string">
            <text:p text:style-name="P8">18</text:p>
          </table:table-cell>
          <table:covered-table-cell/>
        </table:table-row>
        <table:table-row table:style-name="Tabla2.1">
          <table:table-cell table:style-name="Tabla2.A2" office:value-type="string">
            <text:p text:style-name="P8">4</text:p>
          </table:table-cell>
          <table:table-cell table:style-name="Tabla2.A2" office:value-type="string">
            <text:p text:style-name="P10">Gestión de acceso remotos</text:p>
          </table:table-cell>
          <table:table-cell table:style-name="Tabla2.A2" office:value-type="string">
            <text:p text:style-name="P8">18</text:p>
          </table:table-cell>
          <table:covered-table-cell/>
        </table:table-row>
        <table:table-row table:style-name="Tabla2.1">
          <table:table-cell table:style-name="Tabla2.A2" office:value-type="string">
            <text:p text:style-name="P8">5</text:p>
          </table:table-cell>
          <table:table-cell table:style-name="Tabla2.A2" office:value-type="string">
            <text:p text:style-name="P7">Servicios de correo electrónico </text:p>
          </table:table-cell>
          <table:table-cell table:style-name="Tabla2.A2" office:value-type="string">
            <text:p text:style-name="P8">24</text:p>
          </table:table-cell>
          <table:table-cell table:style-name="Tabla2.D2" table:number-rows-spanned="4" office:value-type="string">
            <text:p text:style-name="P8">2º trimestre</text:p>
          </table:table-cell>
        </table:table-row>
        <table:table-row table:style-name="Tabla2.1">
          <table:table-cell table:style-name="Tabla2.A2" office:value-type="string">
            <text:p text:style-name="P8">6</text:p>
          </table:table-cell>
          <table:table-cell table:style-name="Tabla2.A2" office:value-type="string">
            <text:p text:style-name="Table_20_Contents"><text:span text:style-name="T9"><text:s/></text:span><text:span text:style-name="T8">servicios de transferencia de ficheros. FTP</text:span></text:p>
          </table:table-cell>
          <table:table-cell table:style-name="Tabla2.A2" office:value-type="string">
            <text:p text:style-name="P8">18</text:p>
          </table:table-cell>
          <table:covered-table-cell/>
        </table:table-row>
        <table:table-row table:style-name="Tabla2.1">
          <table:table-cell table:style-name="Tabla2.A2" office:value-type="string">
            <text:p text:style-name="P8">7</text:p>
          </table:table-cell>
          <table:table-cell table:style-name="Tabla2.A2" office:value-type="string">
            <text:p text:style-name="P7">Despliegue de redes inalámbricas </text:p>
          </table:table-cell>
          <table:table-cell table:style-name="Tabla2.A2" office:value-type="string">
            <text:p text:style-name="P8">20</text:p>
          </table:table-cell>
          <table:covered-table-cell/>
        </table:table-row>
        <table:table-row table:style-name="Tabla2.1">
          <table:table-cell table:style-name="Tabla2.A2" office:value-type="string">
            <text:p text:style-name="P8">8</text:p>
          </table:table-cell>
          <table:table-cell table:style-name="Tabla2.A2" office:value-type="string">
            <text:p text:style-name="P7">Interconexión de redes privadas con redes públicas </text:p>
          </table:table-cell>
          <table:table-cell table:style-name="Tabla2.A2" office:value-type="string">
            <text:p text:style-name="P8">18</text:p>
          </table:table-cell>
          <table:covered-table-cell/>
        </table:table-row>
        <table:table-row table:style-name="Tabla2.1">
          <table:table-cell table:style-name="Tabla2.A2" table:number-columns-spanned="2" office:value-type="string">
            <text:p text:style-name="P6">Total</text:p>
          </table:table-cell>
          <table:covered-table-cell/>
          <table:table-cell table:style-name="Tabla2.A2" office:value-type="string">
            <text:p text:style-name="P8">168</text:p>
          </table:table-cell>
          <table:table-cell table:style-name="Tabla2.D11" office:value-type="string">
            <text:p text:style-name="P9"/>
          </table:table-cell>
        </table:table-row>
      </table:table>
      <text:p text:style-name="Text_20_body"/>
      <text:p text:style-name="Text_20_body">Consideraciones:</text:p>
      <text:list xml:id="list7101847691900298623" text:style-name="WW8Num15">
        <text:list-item>
          <text:p text:style-name="P60">La UT0 no se impartirá en bloque al principio del curso sino que se desarrollara de forma transversal durante el desarrollo del resto de unidades.</text:p>
        </text:list-item>
        <text:list-item>
          <text:p text:style-name="P60">El primer trimestre está previsto, con el calendario del presente curso permitirá <text:soft-page-break/>realizar 96 sesiones de clase mientras que el segundo se darán 72. Por tanto la UT5 se empezará en el primer trimestre y se prevé impartir 8 sesiones de esta unidad. Las 16 restantes se impartirán en el segundo trimestre.</text:p>
        </text:list-item>
      </text:list>
      <text:list xml:id="list222238884882017" text:continue-list="list222239108024811" text:style-name="WW8Num1">
        <text:list-item>
          <text:list>
            <text:list-item>
              <text:h text:style-name="Heading_20_2" text:outline-level="2">7. UNIDADES DE TRABAJO: ELEMENTOS CURRICULARES Y TEMPORALIZACIÓN</text:h>
            </text:list-item>
          </text:list>
        </text:list-item>
      </text:list>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7124070952699174836" text:style-name="WW8Num16">
        <text:list-item>
          <text:p text:style-name="P43">Debates, de noticias o temas interesantes para el alumno, que esté relacionado con el currículo de la materia.</text:p>
        </text:list-item>
        <text:list-item>
          <text:p text:style-name="P43">Lecturas de textos comprensivos, para fomentar la expresión oral desde todas las materias.</text:p>
        </text:list-item>
        <text:list-item>
          <text:p text:style-name="P43">Comentarios orales de imágenes o gráficos, etc. con la utilización del vocabulario adecuado al tema correspondiente.</text:p>
        </text:list-item>
        <text:list-item>
          <text:p text:style-name="P43">Simulación de situaciones reales, en las que el alumnado tenga que asumir roles de personas que tengan que expresarse de forma oral para realizar solicitudes o demandas.</text:p>
        </text:list-item>
      </text:list>
      <text:p text:style-name="P17"/>
      <text:p text:style-name="P18">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8"/>
      <text:p text:style-name="Text_20_body">Además de las anteriores, los tipos de actividades a desarrollar en todas las unidades de trabajo serán: </text:p>
      <text:list xml:id="list2141077810482610645" text:style-name="WW8Num17">
        <text:list-item>
          <text:p text:style-name="P61">Actividades de introducción y presentación de conceptos</text:p>
        </text:list-item>
        <text:list-item>
          <text:p text:style-name="P101">Introducción de conceptos mediante presentaciones</text:p>
        </text:list-item>
        <text:list-item>
          <text:p text:style-name="P101">Realización de mapas conceptuales</text:p>
        </text:list-item>
        <text:list-item>
          <text:p text:style-name="P61">Actividades de desarrollo de conceptos</text:p>
        </text:list-item>
        <text:list-item>
          <text:p text:style-name="P101">Investigación guiada mediante preguntas. Puesta en común en Google <text:soft-page-break/>Docs.</text:p>
        </text:list-item>
        <text:list-item>
          <text:p text:style-name="P101">Uso del cuaderno personal online (wiki) para recopilar conceptos de la unidad</text:p>
        </text:list-item>
        <text:list-item>
          <text:p text:style-name="P101">Inserción de preguntas sobre conceptos en las prácticas guiadas.</text:p>
        </text:list-item>
        <text:list-item>
          <text:p text:style-name="P101">Uso de marcadores sociales para recopilación de información.</text:p>
        </text:list-item>
        <text:list-item>
          <text:p text:style-name="P61">Actividades de desarrollo de procedimientos</text:p>
        </text:list-item>
        <text:list-item>
          <text:p text:style-name="P101">Realización de prácticas guiadas.</text:p>
        </text:list-item>
        <text:list-item>
          <text:p text:style-name="P101">Realización de tareas a partir de tutoriales y manuales.</text:p>
        </text:list-item>
        <text:list-item>
          <text:p text:style-name="P104">Actividades específicas para el desarrollo de las actitudes</text:p>
        </text:list-item>
        <text:list-item>
          <text:p text:style-name="P101">Secretario para el seguimiento de las actividades realizadas.</text:p>
        </text:list-item>
        <text:list-item>
          <text:p text:style-name="P101">Uso de la red social de microblogging twitter</text:p>
        </text:list-item>
        <text:list-item>
          <text:p text:style-name="P101">Puesta al día del cuaderno personal online</text:p>
        </text:list-item>
        <text:list-item>
          <text:p text:style-name="P61">Actividades de evaluación y de recuperación</text:p>
        </text:list-item>
        <text:list-item>
          <text:p text:style-name="P101">Cuestionarios sobre conceptos.</text:p>
        </text:list-item>
        <text:list-item>
          <text:p text:style-name="P101">Supuestos prácticos sobre procedimientos desarrollados en la unidad.</text:p>
        </text:list-item>
        <text:list-item>
          <text:p text:style-name="P101">Pruebas prácticas</text:p>
        </text:list-item>
        <text:list-item>
          <text:p text:style-name="P101">Defensa oral de las practicas realizadas.</text:p>
        </text:list-item>
        <text:list-item>
          <text:p text:style-name="P61">Actividades de refuerzo</text:p>
        </text:list-item>
        <text:list-item>
          <text:p text:style-name="P101">Uso intensivo del cuaderno online tipo wiki para los alumnos que presentan carencias a la hora de organizarse para estudiar</text:p>
        </text:list-item>
        <text:list-item>
          <text:p text:style-name="P101">Ejercicios para realizar en casa con los fundamentos de la unidad.</text:p>
        </text:list-item>
        <text:list-item>
          <text:p text:style-name="P101">Especial uso de los mapas conceptuales.</text:p>
        </text:list-item>
        <text:list-item>
          <text:p text:style-name="P61">Actividades de ampliación</text:p>
        </text:list-item>
        <text:list-item>
          <text:p text:style-name="P101"><text:soft-page-break/>Prácticas guiadas complementarias para realizar supuestos que profundizan en los contenidos de la actividad.</text:p>
        </text:list-item>
        <text:list-item>
          <text:p text:style-name="P101">Asesoramiento a los compañeros que presentan más dificultad</text:p>
        </text:list-item>
      </text:list>
      <text:p text:style-name="Text_20_body">A continuación se detallan los elementos curriculares relacionados con cada unidad:</text:p>
      <table:table table:name="Tabla3" table:style-name="Tabla3">
        <table:table-column table:style-name="Tabla3.A"/>
        <table:table-row table:style-name="Tabla3.1">
          <table:table-cell table:style-name="Tabla3.A1" office:value-type="string">
            <text:list xml:id="list222238235118047" text:continue-list="list222238884882017" text:style-name="WW8Num1">
              <text:list-item>
                <text:list>
                  <text:list-item>
                    <text:list>
                      <text:list-item>
                        <text:h text:style-name="Heading_20_3" text:outline-level="3">U.T. Nº0: <text:span text:style-name="T49">Presentación y repaso de redes</text:span></text:h>
                      </text:list-item>
                    </text:list>
                  </text:list-item>
                </text:list>
              </text:list-item>
            </text:list>
          </table:table-cell>
        </table:table-row>
        <table:table-row table:style-name="Tabla3.1">
          <table:table-cell table:style-name="Tabla3.A2" office:value-type="string">
            <text:list xml:id="list222239087372400" text:continue-numbering="true" text:style-name="WW8Num1">
              <text:list-item>
                <text:list>
                  <text:list-item>
                    <text:list>
                      <text:list-item>
                        <text:list>
                          <text:list-item>
                            <text:list>
                              <text:list-item>
                                <text:h text:style-name="Heading_20_5" text:outline-level="5">Horas: 6</text:h>
                              </text:list-item>
                            </text:list>
                          </text:list-item>
                        </text:list>
                      </text:list-item>
                    </text:list>
                  </text:list-item>
                </text:list>
              </text:list-item>
            </text:list>
          </table:table-cell>
        </table:table-row>
        <table:table-row table:style-name="Tabla3.1">
          <table:table-cell table:style-name="Tabla3.A2" office:value-type="string">
            <text:list xml:id="list222237840238948"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3.1">
          <table:table-cell table:style-name="Tabla3.A2" office:value-type="string">
            <text:p text:style-name="P93">a) Se <text:span text:style-name="T49">instalan y configuran máquinas virtuales utilizando sistemas operativos de servidor configurando el hardware de red en las diferentes opciones que ofrece la herramienta de virtualización.</text:span></text:p>
            <text:p text:style-name="P93">b) <text:span text:style-name="T49">Se configura la red de forma manual y por DHCP utilizando diferentes herrramientas y servicios</text:span></text:p>
            <text:p text:style-name="P92">c) Se accede de forma remota a las máquinas virtuales para su administración. Se ejecutan descargas de Internet desde la línea de comandos y se transfieren archivos entre maquínas huesped e invitado.</text:p>
            <text:p text:style-name="P92">d) Se configura redireccionamiento de puertos para el acceso a servicios internos desde la re local.</text:p>
            <text:p text:style-name="P93"><text:span text:style-name="T49">e) Se utilizan herramientas de consulta de registros de DNS</text:span></text:p>
          </table:table-cell>
        </table:table-row>
        <table:table-row table:style-name="Tabla3.1">
          <table:table-cell table:style-name="Tabla3.A2" office:value-type="string">
            <text:list xml:id="list222238904521677"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3.1">
          <table:table-cell table:style-name="Tabla3.A2" office:value-type="string">
            <text:p text:style-name="P95">Direccionamiento IPv4</text:p>
            <text:p text:style-name="P95">Parámetros de configuración de red</text:p>
            <text:p text:style-name="P95">Herramientas de acceso remoto</text:p>
            <text:p text:style-name="P95">SNAT y DNAT</text:p>
            <text:p text:style-name="P95">Tipos de registros de DNS</text:p>
          </table:table-cell>
        </table:table-row>
        <table:table-row table:style-name="Tabla3.1">
          <table:table-cell table:style-name="Tabla3.A2" office:value-type="string">
            <text:list xml:id="list222238619395413"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3.1">
          <table:table-cell table:style-name="Tabla3.A2" office:value-type="string">
            <text:p text:style-name="P95">Utilidades para transferencia y descargade archivos por red</text:p>
            <text:p text:style-name="P95">Configuración de redireccionamiento de puertos</text:p>
          </table:table-cell>
        </table:table-row>
      </table:table>
      <text:p text:style-name="Text_20_body"/>
      <text:p text:style-name="Text_20_body"><text:soft-page-break/></text:p>
      <table:table table:name="Tabla4" table:style-name="Tabla4">
        <table:table-column table:style-name="Tabla4.A"/>
        <table:table-row table:style-name="Tabla4.1">
          <table:table-cell table:style-name="Tabla4.A1" office:value-type="string">
            <text:list xml:id="list222239483173021" text:continue-numbering="true" text:style-name="WW8Num1">
              <text:list-item>
                <text:list>
                  <text:list-item>
                    <text:list>
                      <text:list-item>
                        <text:h text:style-name="Heading_20_3" text:outline-level="3">U.T. Nº1: <text:span text:style-name="T8">Servicios de configuración dinámica de sistemas. DHCP </text:span></text:h>
                      </text:list-item>
                    </text:list>
                  </text:list-item>
                </text:list>
              </text:list-item>
            </text:list>
          </table:table-cell>
        </table:table-row>
        <table:table-row table:style-name="Tabla4.1">
          <table:table-cell table:style-name="Tabla4.A2" office:value-type="string">
            <text:list xml:id="list222238059856526"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4.1">
          <table:table-cell table:style-name="Tabla4.A2" office:value-type="string">
            <text:list xml:id="list222237902788742"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4.1">
          <table:table-cell table:style-name="Tabla4.A2" office:value-type="string">
            <text:p text:style-name="P94">a) Se ha reconocido el funcionamiento de los mecanismos automatizados de configuración de los parámetros de red. </text:p>
            <text:p text:style-name="P94">b) Se han identificado las ventajas que proporcionan. </text:p>
            <text:p text:style-name="P94">c) Se han ilustrado los procedimientos y pautas que intervienen en una solicitud de configuración de los parámetros de red. </text:p>
            <text:p text:style-name="Text_20_body">d) Se ha instalado un servicio de configuración dinámica de los parámetros de red. </text:p>
            <text:p text:style-name="Text_20_body">e) Se ha preparado el servicio para asignar la configuración básica a los sistemas de una red local. </text:p>
            <text:p text:style-name="Text_20_body">f) Se han realizado asignaciones dinámicas y estáticas. </text:p>
            <text:p text:style-name="Text_20_body">g) Se han integrado en el servicio opciones adicionales de configuración. </text:p>
            <text:p text:style-name="P34">h) Se ha verificando la correcta asignación de los parámetros. </text:p>
          </table:table-cell>
        </table:table-row>
        <table:table-row table:style-name="Tabla4.1">
          <table:table-cell table:style-name="Tabla4.A2" office:value-type="string">
            <text:list xml:id="list222239367112755"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4.1">
          <table:table-cell table:style-name="Tabla4.A2" office:value-type="string">
            <text:p text:style-name="P31">Protocolo y dirección IP, mascara de red, servidor de DNS y puerta de enlace.</text:p>
            <text:p text:style-name="P32">DHCP (Dynamic Host Client Configuration Protocol)</text:p>
            <text:p text:style-name="P31">Servidores DHCP en sistemas operativos libres y propietarios</text:p>
            <text:p text:style-name="P36">Clientes DHCP en sistemas operativos libre y propietarios</text:p>
          </table:table-cell>
        </table:table-row>
        <table:table-row table:style-name="Tabla4.1">
          <table:table-cell table:style-name="Tabla4.A2" office:value-type="string">
            <text:list xml:id="list222238435886288"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4.1">
          <table:table-cell table:style-name="Tabla4.A2" office:value-type="string">
            <text:p text:style-name="Text_20_body">Configuración y comprobación de servidores de DHCP en sistemas operativos libres y propietarios</text:p>
            <text:p text:style-name="P34">Configuración y prueba de clientes de DHCP en sistemas operativos libres y propietarios</text:p>
          </table:table-cell>
        </table:table-row>
      </table:table>
      <text:p text:style-name="Standard"/>
      <table:table table:name="Tabla5" table:style-name="Tabla5">
        <table:table-column table:style-name="Tabla5.A"/>
        <table:table-row table:style-name="Tabla5.1">
          <table:table-cell table:style-name="Tabla5.A1" office:value-type="string">
            <text:list xml:id="list222237426676449" text:continue-numbering="true" text:style-name="WW8Num1">
              <text:list-item>
                <text:list>
                  <text:list-item>
                    <text:list>
                      <text:list-item>
                        <text:h text:style-name="Heading_20_3" text:outline-level="3">U.T. Nº2: <text:span text:style-name="T8">Servicios de resolución de nombres . DNS</text:span></text:h>
                      </text:list-item>
                    </text:list>
                  </text:list-item>
                </text:list>
              </text:list-item>
            </text:list>
          </table:table-cell>
        </table:table-row>
        <table:table-row table:style-name="Tabla5.1">
          <table:table-cell table:style-name="Tabla5.A2" office:value-type="string">
            <text:list xml:id="list222239191146301" text:continue-numbering="true" text:style-name="WW8Num1">
              <text:list-item>
                <text:list>
                  <text:list-item>
                    <text:list>
                      <text:list-item>
                        <text:list>
                          <text:list-item>
                            <text:list>
                              <text:list-item>
                                <text:h text:style-name="Heading_20_5" text:outline-level="5">Horas: 26</text:h>
                              </text:list-item>
                            </text:list>
                          </text:list-item>
                        </text:list>
                      </text:list-item>
                    </text:list>
                  </text:list-item>
                </text:list>
              </text:list-item>
            </text:list>
          </table:table-cell>
        </table:table-row>
        <table:table-row table:style-name="Tabla5.1">
          <table:table-cell table:style-name="Tabla5.A2" office:value-type="string">
            <text:list xml:id="list22223918780337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5.1">
          <table:table-cell table:style-name="Tabla5.A2" office:value-type="string">
            <text:p text:style-name="Text_20_body">a) Se han identificado y descrito escenarios en los que surge la necesidad de un servicio <text:soft-page-break/>de resolución de nombres. </text:p>
            <text:p text:style-name="Text_20_body">b) Se han clasificado los principales mecanismos de resolución de nombres. </text:p>
            <text:p text:style-name="Text_20_body">c) Se ha descrito la estructura, nomenclatura y funcionalidad de los sistemas de nombres jerárquicos. </text:p>
            <text:p text:style-name="Text_20_body">d) Se ha instalado un servicio jerárquico de resolución de nombres. </text:p>
            <text:p text:style-name="Text_20_body">e) Se ha preparado el servicio para almacenar las respuestas procedentes de servidores de redes públicas y servirlas a los equipos de la red local. </text:p>
            <text:p text:style-name="Text_20_body">f) Se han añadido registros de nombres correspondientes a una zona nueva, con opciones relativas a servidores de correo y alias. </text:p>
            <text:p text:style-name="Text_20_body">g) Se ha trabajado en grupo para realizar transferencias de zona entre dos o más servidores. </text:p>
            <text:p text:style-name="P34">h) Se ha comprobado el funcionamiento correcto del servidor. </text:p>
          </table:table-cell>
        </table:table-row>
        <table:table-row table:style-name="Tabla5.1">
          <table:table-cell table:style-name="Tabla5.A2" office:value-type="string">
            <text:list xml:id="list222238225640337"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5.1">
          <table:table-cell table:style-name="Tabla5.A2" office:value-type="string">
            <text:list xml:id="list2681884499351203346" text:style-name="WW8Num5">
              <text:list-item>
                <text:p text:style-name="P63">Sistemas de nombres planos y jerárquicos</text:p>
              </text:list-item>
              <text:list-item>
                <text:p text:style-name="P63">Espacio de nombres de dominio</text:p>
              </text:list-item>
              <text:list-item>
                <text:p text:style-name="P63">Dominios genéricos</text:p>
              </text:list-item>
              <text:list-item>
                <text:p text:style-name="P63">Delegación</text:p>
              </text:list-item>
              <text:list-item>
                <text:p text:style-name="P63">Funcionamiento DNS (Domain Name Service)</text:p>
              </text:list-item>
            </text:list>
            <text:list xml:id="list7206502590492858441" text:style-name="WW8Num4">
              <text:list-item>
                <text:list>
                  <text:list-item>
                    <text:p text:style-name="P64">Consultas DNS</text:p>
                  </text:list-item>
                  <text:list-item>
                    <text:p text:style-name="P64">Consultas recursivas e iterativas</text:p>
                  </text:list-item>
                  <text:list-item>
                    <text:p text:style-name="P64">Resolución inversa</text:p>
                  </text:list-item>
                </text:list>
              </text:list-item>
            </text:list>
            <text:list xml:id="list222239519663192" text:continue-list="list2681884499351203346" text:style-name="WW8Num5">
              <text:list-item>
                <text:p text:style-name="P63">Servidores de nombres</text:p>
              </text:list-item>
            </text:list>
            <text:list xml:id="list222237438316078" text:continue-list="list7206502590492858441" text:style-name="WW8Num4">
              <text:list-item>
                <text:list>
                  <text:list-item>
                    <text:p text:style-name="P64">Características</text:p>
                  </text:list-item>
                  <text:list-item>
                    <text:p text:style-name="P65">Tipos (primario, secundario, cache, reenviador)</text:p>
                  </text:list-item>
                </text:list>
              </text:list-item>
            </text:list>
            <text:list xml:id="list222239265550769" text:continue-list="list222239519663192" text:style-name="WW8Num5">
              <text:list-item>
                <text:p text:style-name="P63">Zonas primarias y secundarias</text:p>
              </text:list-item>
            </text:list>
            <text:list xml:id="list222238579631583" text:continue-list="list222237438316078" text:style-name="WW8Num4">
              <text:list-item>
                <text:list>
                  <text:list-item>
                    <text:p text:style-name="P64">Transferencia de zonas</text:p>
                  </text:list-item>
                </text:list>
              </text:list-item>
            </text:list>
            <text:list xml:id="list222238717904776" text:continue-list="list222239265550769" text:style-name="WW8Num5">
              <text:list-item>
                <text:p text:style-name="P63"><text:soft-page-break/>Base de datos DNS</text:p>
              </text:list-item>
            </text:list>
            <text:list xml:id="list222239288537766" text:continue-list="list222238579631583" text:style-name="WW8Num4">
              <text:list-item>
                <text:list>
                  <text:list-item>
                    <text:p text:style-name="P64">Estructura</text:p>
                  </text:list-item>
                  <text:list-item>
                    <text:p text:style-name="P68">Tipos de registros</text:p>
                  </text:list-item>
                </text:list>
              </text:list-item>
            </text:list>
            <text:list xml:id="list222238679225744" text:continue-list="list222238717904776" text:style-name="WW8Num5">
              <text:list-item>
                <text:p text:style-name="P63">DNS dinámico</text:p>
              </text:list-item>
              <text:list-item>
                <text:p text:style-name="P62"><text:span text:style-name="T10">Clientes DNS </text:span><text:span text:style-name="T12">(resolvers)</text:span><text:span text:style-name="T10"> en sistemas operativos libres y propietarios</text:span></text:p>
              </text:list-item>
            </text:list>
            <text:list xml:id="list222237481167593" text:continue-list="list222239288537766" text:style-name="WW8Num4">
              <text:list-item>
                <text:list>
                  <text:list-item>
                    <text:p text:style-name="P64">Configuración</text:p>
                  </text:list-item>
                </text:list>
              </text:list-item>
            </text:list>
            <text:list xml:id="list222238872827295" text:continue-list="list222238679225744" text:style-name="WW8Num5">
              <text:list-item>
                <text:p text:style-name="P63">Servidores DNS en sistemas operativos libres y propietarios</text:p>
              </text:list-item>
            </text:list>
            <text:list xml:id="list222237631369821" text:continue-list="list222237481167593" text:style-name="WW8Num4">
              <text:list-item>
                <text:list>
                  <text:list-item>
                    <text:p text:style-name="P64">Instalación</text:p>
                  </text:list-item>
                  <text:list-item>
                    <text:p text:style-name="P64">Arranque y parada</text:p>
                  </text:list-item>
                  <text:list-item>
                    <text:p text:style-name="P64">Ficheros y parámetros de configuración básica</text:p>
                  </text:list-item>
                  <text:list-item>
                    <text:p text:style-name="P64">Archivos de zona</text:p>
                  </text:list-item>
                  <text:list-item>
                    <text:p text:style-name="P64">Configurar servidores primarios, secundarios y caches</text:p>
                  </text:list-item>
                </text:list>
              </text:list-item>
            </text:list>
            <text:list xml:id="list222239083234228" text:continue-list="list222238872827295" text:style-name="WW8Num5">
              <text:list-item>
                <text:p text:style-name="P105">Herramientas para consultar un servidor DNS</text:p>
              </text:list-item>
            </text:list>
          </table:table-cell>
        </table:table-row>
        <table:table-row table:style-name="Tabla5.1">
          <table:table-cell table:style-name="Tabla5.A2" office:value-type="string">
            <text:p text:style-name="P34">Contenidos organizadores:</text:p>
          </table:table-cell>
        </table:table-row>
        <table:table-row table:style-name="Tabla5.1">
          <table:table-cell table:style-name="Tabla5.A2" office:value-type="string">
            <text:p text:style-name="Text_20_body">Clientes DNS en sistemas operativos libres y propietarios</text:p>
            <text:p text:style-name="Text_20_body">Servidores DNS en sistemas operativos libres y propietarios</text:p>
            <text:p text:style-name="P34">Herramientas para consultar a un servidor DNS.</text:p>
          </table:table-cell>
        </table:table-row>
      </table:table>
      <text:p text:style-name="Standard"/>
      <text:list xml:id="list222238758425006" text:continue-list="list222238225640337" text:style-name="WW8Num1">
        <text:list-item>
          <text:list>
            <text:list-item>
              <text:h text:style-name="Heading_20_2" text:outline-level="2"/>
            </text:list-item>
          </text:list>
        </text:list-item>
      </text:list>
      <text:p text:style-name="Standard"/>
      <table:table table:name="Tabla7" table:style-name="Tabla7">
        <table:table-column table:style-name="Tabla7.A"/>
        <table:table-row table:style-name="Tabla7.1">
          <table:table-cell table:style-name="Tabla7.A1" office:value-type="string">
            <text:list xml:id="list222238997103886" text:continue-numbering="true" text:style-name="WW8Num1">
              <text:list-item>
                <text:list>
                  <text:list-item>
                    <text:list>
                      <text:list-item>
                        <text:h text:style-name="Heading_20_3" text:outline-level="3">U.T. Nº<text:span text:style-name="T40">3</text:span>: <text:span text:style-name="T8">Gestión de servidores web</text:span></text:h>
                      </text:list-item>
                    </text:list>
                  </text:list-item>
                </text:list>
              </text:list-item>
            </text:list>
          </table:table-cell>
        </table:table-row>
        <table:table-row table:style-name="Tabla7.1">
          <table:table-cell table:style-name="Tabla7.A2" office:value-type="string">
            <text:list xml:id="list222239305252916"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7.1">
          <table:table-cell table:style-name="Tabla7.A2" office:value-type="string">
            <text:list xml:id="list22223742310986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7.1">
          <table:table-cell table:style-name="Tabla7.A2" office:value-type="string">
            <text:p text:style-name="Text_20_body">a) Se han descrito los fundamentos y protocolos en los que se basa el funcionamiento de un servidor web. </text:p>
            <text:p text:style-name="Text_20_body">b) Se ha instalado un servidor web. </text:p>
            <text:p text:style-name="Text_20_body">c) Se han creado sitios virtuales. </text:p>
            <text:p text:style-name="Text_20_body"><text:soft-page-break/>d) Se han verificado las posibilidades existentes para discriminar el sitio destino del tráfico entrante al servidor. </text:p>
            <text:p text:style-name="Text_20_body">e) Se ha configurado la seguridad del servidor. </text:p>
            <text:p text:style-name="Text_20_body">f) Se ha comprobando el acceso de los usuarios al servidor. </text:p>
            <text:p text:style-name="Text_20_body">g) Se ha diferenciado y probado la ejecución de código en el servidor y en el cliente. </text:p>
            <text:p text:style-name="Text_20_body">h) Se han instalado módulos sobre el servidor. </text:p>
            <text:p text:style-name="P34">i) Se han establecido mecanismos para asegurar las comunicaciones entre el cliente y el servidor. </text:p>
          </table:table-cell>
        </table:table-row>
        <table:table-row table:style-name="Tabla7.1">
          <table:table-cell table:style-name="Tabla7.A2" office:value-type="string">
            <text:list xml:id="list222237781054822"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7.1">
          <table:table-cell table:style-name="Tabla7.A2" office:value-type="string">
            <text:list xml:id="list222237950277205" text:continue-list="list222239083234228" text:style-name="WW8Num5">
              <text:list-item>
                <text:p text:style-name="P62"><text:span text:style-name="T13">Estructura de la </text:span><text:span text:style-name="T14">World Wide Web</text:span><text:span text:style-name="T13"> (WWW)</text:span></text:p>
              </text:list-item>
              <text:list-item>
                <text:p text:style-name="P62"><text:span text:style-name="T13">Direcciones URL </text:span><text:span text:style-name="T14">(Uniform Resource Locator)</text:span></text:p>
              </text:list-item>
              <text:list-item>
                <text:p text:style-name="P69">Protocolo HTTP</text:p>
              </text:list-item>
            </text:list>
            <text:list xml:id="list6692237695448024084" text:style-name="WW8Num10">
              <text:list-item>
                <text:list>
                  <text:list-item>
                    <text:p text:style-name="P70">Formato de los mensajes</text:p>
                  </text:list-item>
                  <text:list-item>
                    <text:p text:style-name="P70">Códigos de estado</text:p>
                  </text:list-item>
                  <text:list-item>
                    <text:p text:style-name="P70">Cookies</text:p>
                  </text:list-item>
                </text:list>
              </text:list-item>
            </text:list>
            <text:list xml:id="list222239568817544" text:continue-list="list222237950277205" text:style-name="WW8Num5">
              <text:list-item>
                <text:p text:style-name="P62"><text:span text:style-name="T13">Protocolo HTTPS </text:span><text:span text:style-name="T14">(HyperText Transfer Protocol Secure)</text:span></text:p>
              </text:list-item>
              <text:list-item>
                <text:p text:style-name="P69">Aplicaciones web</text:p>
              </text:list-item>
            </text:list>
            <text:list xml:id="list222238781777347" text:continue-list="list6692237695448024084" text:style-name="WW8Num10">
              <text:list-item>
                <text:list>
                  <text:list-item>
                    <text:p text:style-name="P70">Estructura y funcionamiento</text:p>
                  </text:list-item>
                </text:list>
              </text:list-item>
            </text:list>
            <text:list xml:id="list222237737344323" text:continue-list="list222239568817544" text:style-name="WW8Num5">
              <text:list-item>
                <text:p text:style-name="P69">Servidores web en sistemas operativos libres y propietarios</text:p>
              </text:list-item>
            </text:list>
            <text:list xml:id="list222239028464879" text:continue-list="list222238781777347" text:style-name="WW8Num10">
              <text:list-item>
                <text:list>
                  <text:list-item>
                    <text:p text:style-name="P70">Instalación</text:p>
                  </text:list-item>
                  <text:list-item>
                    <text:p text:style-name="P70">Arranque y parada</text:p>
                  </text:list-item>
                  <text:list-item>
                    <text:p text:style-name="P70">Ficheros y parámetros de configuración</text:p>
                  </text:list-item>
                  <text:list-item>
                    <text:p text:style-name="P70">Servidores virtuales</text:p>
                  </text:list-item>
                  <text:list-item>
                    <text:p text:style-name="P70">Acceso anónimo y autentificado</text:p>
                  </text:list-item>
                  <text:list-item>
                    <text:p text:style-name="P70">Ejecución de código</text:p>
                  </text:list-item>
                  <text:list-item>
                    <text:p text:style-name="P70"><text:soft-page-break/>Monitorización y logs</text:p>
                  </text:list-item>
                  <text:list-item>
                    <text:p text:style-name="P70">Establecimiento de conexiones seguras (HTTPS)</text:p>
                  </text:list-item>
                </text:list>
              </text:list-item>
            </text:list>
            <text:list xml:id="list222237871386589" text:continue-list="list222237737344323" text:style-name="WW8Num5">
              <text:list-item>
                <text:p text:style-name="P69">Navegadores web</text:p>
              </text:list-item>
            </text:list>
            <text:list xml:id="list222238391976463" text:continue-list="list222239028464879" text:style-name="WW8Num10">
              <text:list-item>
                <text:list>
                  <text:list-item>
                    <text:p text:style-name="P72"><text:span text:style-name="T14">Parámetros de c</text:span>onfiguración</text:p>
                  </text:list-item>
                  <text:list-item>
                    <text:p text:style-name="P45">Complementos</text:p>
                  </text:list-item>
                </text:list>
              </text:list-item>
            </text:list>
          </table:table-cell>
        </table:table-row>
        <table:table-row table:style-name="Tabla7.1">
          <table:table-cell table:style-name="Tabla7.A2" office:value-type="string">
            <text:list xml:id="list222238289263340" text:continue-list="list222237781054822"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7.1">
          <table:table-cell table:style-name="Tabla7.A2" office:value-type="string">
            <text:p text:style-name="Text_20_body">Instalación, configuración y prueba de sitios virtuales</text:p>
            <text:p text:style-name="Text_20_body">Configuración de los parámetros de un servidor web</text:p>
            <text:p text:style-name="P34">Configuración de complementos de cliente en los navegadores web</text:p>
          </table:table-cell>
        </table:table-row>
      </table:table>
      <text:list xml:id="list222237945533547" text:continue-numbering="true" text:style-name="WW8Num1">
        <text:list-item>
          <text:list>
            <text:list-item>
              <text:h text:style-name="P118" text:outline-level="2"/>
            </text:list-item>
          </text:list>
        </text:list-item>
      </text:list>
      <table:table table:name="Tabla6" table:style-name="Tabla6">
        <table:table-column table:style-name="Tabla6.A"/>
        <table:table-row table:style-name="Tabla6.1">
          <table:table-cell table:style-name="Tabla6.A1" office:value-type="string">
            <text:list xml:id="list222239286612359" text:continue-numbering="true" text:style-name="WW8Num1">
              <text:list-item>
                <text:list>
                  <text:list-item>
                    <text:list>
                      <text:list-item>
                        <text:h text:style-name="P114" text:outline-level="3">U.T. Nº3: <text:span text:style-name="T8">Gestión de acceso remoto </text:span></text:h>
                      </text:list-item>
                    </text:list>
                  </text:list-item>
                </text:list>
              </text:list-item>
            </text:list>
          </table:table-cell>
        </table:table-row>
        <table:table-row table:style-name="Tabla6.1">
          <table:table-cell table:style-name="Tabla6.A2" office:value-type="string">
            <text:list xml:id="list222237821537174" text:continue-numbering="true" text:style-name="WW8Num1">
              <text:list-item>
                <text:list>
                  <text:list-item>
                    <text:list>
                      <text:list-item>
                        <text:list>
                          <text:list-item>
                            <text:list>
                              <text:list-item>
                                <text:h text:style-name="P120" text:outline-level="5">Horas: 18</text:h>
                              </text:list-item>
                            </text:list>
                          </text:list-item>
                        </text:list>
                      </text:list-item>
                    </text:list>
                  </text:list-item>
                </text:list>
              </text:list-item>
            </text:list>
          </table:table-cell>
        </table:table-row>
        <table:table-row table:style-name="Tabla6.1">
          <table:table-cell table:style-name="Tabla6.A2" office:value-type="string">
            <text:list xml:id="list222239032827394" text:continue-numbering="true" text:style-name="WW8Num1">
              <text:list-item>
                <text:list>
                  <text:list-item>
                    <text:list>
                      <text:list-item>
                        <text:list>
                          <text:list-item>
                            <text:list>
                              <text:list-item>
                                <text:h text:style-name="P120"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33">a) Se han descrito métodos de acceso y administración remota de sistemas. </text:p>
            <text:p text:style-name="P33">b) Se ha instalado un servicio de acceso remoto en línea de comandos. </text:p>
            <text:p text:style-name="P33">c) Se ha instalado un servicio de acceso remoto en modo gráfico. </text:p>
            <text:p text:style-name="P33">d) Se ha comprobado el funcionamiento de ambos métodos. </text:p>
            <text:p text:style-name="P33">e) Se han identificado las principales ventajas y deficiencias de cada uno. </text:p>
            <text:p text:style-name="P33">f) Se han realizado pruebas de acceso remoto entre sistemas de distinta naturaleza. </text:p>
            <text:p text:style-name="P35">g) Se han realizado pruebas de administración remota entre sistemas de distinta naturaleza. </text:p>
          </table:table-cell>
        </table:table-row>
        <table:table-row table:style-name="Tabla6.1">
          <table:table-cell table:style-name="Tabla6.A2" office:value-type="string">
            <text:list xml:id="list222238144895396" text:continue-numbering="true" text:style-name="WW8Num1">
              <text:list-item>
                <text:list>
                  <text:list-item>
                    <text:list>
                      <text:list-item>
                        <text:list>
                          <text:list-item>
                            <text:list>
                              <text:list-item>
                                <text:h text:style-name="P120" text:outline-level="5">Contenidos soporte</text:h>
                              </text:list-item>
                            </text:list>
                          </text:list-item>
                        </text:list>
                      </text:list-item>
                    </text:list>
                  </text:list-item>
                </text:list>
              </text:list-item>
            </text:list>
          </table:table-cell>
        </table:table-row>
        <table:table-row table:style-name="Tabla6.1">
          <table:table-cell table:style-name="Tabla6.A2" office:value-type="string">
            <text:p text:style-name="P33">Terminales en modo texto</text:p>
            <text:list xml:id="list1035467595053988940" text:style-name="WW8Num18">
              <text:list-item>
                <text:p text:style-name="P73">Telnet</text:p>
              </text:list-item>
              <text:list-item>
                <text:p text:style-name="P73">SSH (Secure Shell)</text:p>
              </text:list-item>
              <text:list-item>
                <text:p text:style-name="P73">Clientes SSH</text:p>
              </text:list-item>
              <text:list-item>
                <text:p text:style-name="P73">Modo texto</text:p>
              </text:list-item>
              <text:list-item>
                <text:p text:style-name="P73"><text:soft-page-break/>Modo gráfico</text:p>
              </text:list-item>
              <text:list-item>
                <text:p text:style-name="P73">Servidores SSH</text:p>
              </text:list-item>
            </text:list>
            <text:p text:style-name="P33">Terminales en modo gráfico: escritorio remoto</text:p>
            <text:list xml:id="list7606437754285569782" text:style-name="WW8Num19">
              <text:list-item>
                <text:p text:style-name="P74">Protocolo RDP (Remote Desktop Protocol)</text:p>
              </text:list-item>
              <text:list-item>
                <text:p text:style-name="P74">Clientes de escritorio remoto</text:p>
              </text:list-item>
              <text:list-item>
                <text:p text:style-name="P74">Instalación y conexiones</text:p>
              </text:list-item>
              <text:list-item>
                <text:p text:style-name="P74">Servidores de escritorio remoto</text:p>
              </text:list-item>
              <text:list-item>
                <text:p text:style-name="P74">Instalación y configuración básica</text:p>
              </text:list-item>
            </text:list>
            <text:p text:style-name="P33">VNC (Vitual Network Computing)</text:p>
            <text:list xml:id="list8820666745916430299" text:style-name="WW8Num20">
              <text:list-item>
                <text:p text:style-name="P75">Funcionamiento y características</text:p>
              </text:list-item>
              <text:list-item>
                <text:p text:style-name="P75">Clientes VNC</text:p>
              </text:list-item>
              <text:list-item>
                <text:p text:style-name="P75">Servidores VNC</text:p>
              </text:list-item>
            </text:list>
            <text:p text:style-name="P33">NX</text:p>
            <text:list xml:id="list1480628049035587245" text:style-name="WW8Num21">
              <text:list-item>
                <text:p text:style-name="P76">Funcionamiento y características</text:p>
              </text:list-item>
              <text:list-item>
                <text:p text:style-name="P76">Clientes NX</text:p>
              </text:list-item>
              <text:list-item>
                <text:p text:style-name="P76">Servidores NX</text:p>
              </text:list-item>
              <text:list-item>
                <text:p text:style-name="P106">NX sobre SSH</text:p>
              </text:list-item>
            </text:list>
          </table:table-cell>
        </table:table-row>
        <table:table-row table:style-name="Tabla6.1">
          <table:table-cell table:style-name="Tabla6.A2" office:value-type="string">
            <text:list xml:id="list222239046695020" text:continue-list="list222238144895396" text:style-name="WW8Num1">
              <text:list-item>
                <text:list>
                  <text:list-item>
                    <text:list>
                      <text:list-item>
                        <text:list>
                          <text:list-item>
                            <text:list>
                              <text:list-item>
                                <text:h text:style-name="P120" text:outline-level="5">Contenidos organizadores:</text:h>
                              </text:list-item>
                            </text:list>
                          </text:list-item>
                        </text:list>
                      </text:list-item>
                    </text:list>
                  </text:list-item>
                </text:list>
              </text:list-item>
            </text:list>
          </table:table-cell>
        </table:table-row>
        <table:table-row table:style-name="Tabla6.1">
          <table:table-cell table:style-name="Tabla6.A2" office:value-type="string">
            <text:p text:style-name="P33">Instalación y configuración básica de clentes y servidores para acceso remoto</text:p>
            <text:p text:style-name="P33">Instalación, configuración y prueba de servidores y clientes en módo gráfico para acceso a escritorio remoto en sistemas operativos libres y propietarios</text:p>
            <text:p text:style-name="P33">Instalación, configuración y prueba de servidores y clientes VNC</text:p>
            <text:p text:style-name="P35">Instalación, configuración y prueba de servidores y clientes NX</text:p>
          </table:table-cell>
        </table:table-row>
      </table:table>
      <text:p text:style-name="P23"/>
      <text:p text:style-name="Standard"/>
      <table:table table:name="Tabla8" table:style-name="Tabla8">
        <table:table-column table:style-name="Tabla8.A"/>
        <text:soft-page-break/>
        <table:table-row table:style-name="Tabla8.1">
          <table:table-cell table:style-name="Tabla8.A1" office:value-type="string">
            <text:list xml:id="list222237465005535" text:continue-numbering="true" text:style-name="WW8Num1">
              <text:list-item>
                <text:list>
                  <text:list-item>
                    <text:list>
                      <text:list-item>
                        <text:h text:style-name="Heading_20_3" text:outline-level="3">U.T. Nº5: <text:span text:style-name="T8">Servicios de correo electrónico</text:span></text:h>
                      </text:list-item>
                    </text:list>
                  </text:list-item>
                </text:list>
              </text:list-item>
            </text:list>
          </table:table-cell>
        </table:table-row>
        <table:table-row table:style-name="Tabla8.1">
          <table:table-cell table:style-name="Tabla8.A2" office:value-type="string">
            <text:list xml:id="list222238766175417" text:continue-numbering="true" text:style-name="WW8Num1">
              <text:list-item>
                <text:list>
                  <text:list-item>
                    <text:list>
                      <text:list-item>
                        <text:list>
                          <text:list-item>
                            <text:list>
                              <text:list-item>
                                <text:h text:style-name="Heading_20_5" text:outline-level="5">Horas: 24</text:h>
                              </text:list-item>
                            </text:list>
                          </text:list-item>
                        </text:list>
                      </text:list-item>
                    </text:list>
                  </text:list-item>
                </text:list>
              </text:list-item>
            </text:list>
          </table:table-cell>
        </table:table-row>
        <table:table-row table:style-name="Tabla8.1">
          <table:table-cell table:style-name="Tabla8.A2" office:value-type="string">
            <text:list xml:id="list22223873127501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8.1">
          <table:table-cell table:style-name="Tabla8.A2" office:value-type="string">
            <text:p text:style-name="Text_20_body">a) Se han descrito los diferentes protocolos que intervienen en el envío y recogida del correo electrónico. </text:p>
            <text:p text:style-name="Text_20_body">b) Se ha instalado un servidor de correo electrónico. </text:p>
            <text:p text:style-name="Text_20_body">c) Se han creado cuentas de usuario y verificado el acceso de las mismas. </text:p>
            <text:p text:style-name="Text_20_body">d) Se han definido alias para las cuentas de correo. </text:p>
            <text:p text:style-name="Text_20_body">e) Se han aplicado métodos para impedir usos indebidos del servidor de correo electrónico. </text:p>
            <text:p text:style-name="Text_20_body">f) Se han instalado servicios para permitir la recogida remota del correo existente en los buzones de usuario. </text:p>
            <text:p text:style-name="P34">g) Se han usado clientes de correo electrónico para enviar y recibir correo. </text:p>
          </table:table-cell>
        </table:table-row>
        <table:table-row table:style-name="Tabla8.1">
          <table:table-cell table:style-name="Tabla8.A2" office:value-type="string">
            <text:list xml:id="list222238183553712"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8.1">
          <table:table-cell table:style-name="Tabla8.A2" office:value-type="string">
            <text:list xml:id="list2463511953612921871" text:style-name="WW8Num9">
              <text:list-item>
                <text:p text:style-name="P77">Cuentas de correo, alias y buzones de usuario</text:p>
                <text:list>
                  <text:list-item>
                    <text:p text:style-name="P77">Cuentas de correo</text:p>
                  </text:list-item>
                  <text:list-item>
                    <text:p text:style-name="P77">Alias de buzón</text:p>
                  </text:list-item>
                  <text:list-item>
                    <text:p text:style-name="P77">Buzones de usuario</text:p>
                  </text:list-item>
                </text:list>
              </text:list-item>
              <text:list-item>
                <text:p text:style-name="P77">Elementos del servicio de correo electrónico</text:p>
              </text:list-item>
              <text:list-item>
                <text:p text:style-name="P77">Formato de los mensajes de correo electrónico</text:p>
              </text:list-item>
              <text:list-item>
                <text:p text:style-name="P77">Protocolos y servicios de descarga de correo electrónico</text:p>
              </text:list-item>
              <text:list-item>
                <text:p text:style-name="P77">Protocolos y servicios de envío de correo electrónico</text:p>
              </text:list-item>
              <text:list-item>
                <text:p text:style-name="P77">Tipos MIME</text:p>
              </text:list-item>
              <text:list-item>
                <text:p text:style-name="P77">Vulnerabilidades de los servicios de correo electrónico</text:p>
                <text:list>
                  <text:list-item>
                    <text:p text:style-name="P77">Tipos de spam</text:p>
                  </text:list-item>
                  <text:list-item>
                    <text:p text:style-name="P77"><text:soft-page-break/>Precauciones</text:p>
                  </text:list-item>
                </text:list>
              </text:list-item>
              <text:list-item>
                <text:p text:style-name="P77">Clientes de correo electrónico</text:p>
                <text:list>
                  <text:list-item>
                    <text:p text:style-name="P77">Linux</text:p>
                  </text:list-item>
                  <text:list-item>
                    <text:p text:style-name="P77">Windows</text:p>
                  </text:list-item>
                </text:list>
              </text:list-item>
              <text:list-item>
                <text:p text:style-name="P77">Servidores de correo electrónico</text:p>
                <text:list>
                  <text:list-item>
                    <text:p text:style-name="P77">Configuración de alias</text:p>
                  </text:list-item>
                  <text:list-item>
                    <text:p text:style-name="P77">Usos indebidos</text:p>
                  </text:list-item>
                </text:list>
              </text:list-item>
              <text:list-item>
                <text:p text:style-name="P77">Correo seguro</text:p>
                <text:list>
                  <text:list-item>
                    <text:p text:style-name="P77">Firma digital</text:p>
                  </text:list-item>
                  <text:list-item>
                    <text:p text:style-name="P77">Cifrado de mensajes</text:p>
                  </text:list-item>
                </text:list>
              </text:list-item>
              <text:list-item>
                <text:p text:style-name="P107">Webmail</text:p>
              </text:list-item>
            </text:list>
          </table:table-cell>
        </table:table-row>
        <table:table-row table:style-name="Tabla8.1">
          <table:table-cell table:style-name="Tabla8.A2" office:value-type="string">
            <text:list xml:id="list222239539547544" text:continue-list="list222238183553712"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8.1">
          <table:table-cell table:style-name="Tabla8.A2" office:value-type="string">
            <text:p text:style-name="Text_20_body">Utilización de clientes de webmail</text:p>
            <text:p text:style-name="Text_20_body">Instalación y configuración de clientes de correo</text:p>
            <text:p text:style-name="Text_20_body">Instalación y configuración de servidores de correo</text:p>
            <text:p text:style-name="Text_20_body">Configuración de usuarios y verificación de acceso</text:p>
            <text:p text:style-name="P34">Configuración de alias para correo electrónico.</text:p>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222238855866138" text:continue-numbering="true" text:style-name="WW8Num1">
              <text:list-item>
                <text:list>
                  <text:list-item>
                    <text:list>
                      <text:list-item>
                        <text:h text:style-name="Heading_20_3" text:outline-level="3">U.T. Nº6: <text:span text:style-name="T8">Servicios de transferencia de ficheros . FTP</text:span></text:h>
                      </text:list-item>
                    </text:list>
                  </text:list-item>
                </text:list>
              </text:list-item>
            </text:list>
          </table:table-cell>
        </table:table-row>
        <table:table-row table:style-name="Tabla9.1">
          <table:table-cell table:style-name="Tabla9.A2" office:value-type="string">
            <text:list xml:id="list222237676059901"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9.1">
          <table:table-cell table:style-name="Tabla9.A2" office:value-type="string">
            <text:list xml:id="list222239076128948"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9.1">
          <table:table-cell table:style-name="Tabla9.A2" office:value-type="string">
            <text:p text:style-name="Text_20_body">a) Se ha establecido la utilidad y modo de operación del servicio de transferencia de ficheros. </text:p>
            <text:p text:style-name="Text_20_body">b) Se ha instalado un servicio de transferencia de ficheros. </text:p>
            <text:p text:style-name="Text_20_body">c) Se han creado usuarios y grupos para acceso remoto al servidor. </text:p>
            <text:p text:style-name="Text_20_body"><text:soft-page-break/>d) Se ha configurado el acceso anónimo. </text:p>
            <text:p text:style-name="Text_20_body">e) Se han establecido límites en los distintos modos de acceso. </text:p>
            <text:p text:style-name="Text_20_body">f) Se ha comprobado el acceso al servidor, tanto en modo activo como en modo pasivo. </text:p>
            <text:p text:style-name="P34">g) Se han realizado pruebas con clientes en línea de comandos y en modo gráfico. </text:p>
          </table:table-cell>
        </table:table-row>
        <table:table-row table:style-name="Tabla9.1">
          <table:table-cell table:style-name="Tabla9.A2" office:value-type="string">
            <text:list xml:id="list222238064212061"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9.1">
          <table:table-cell table:style-name="Tabla9.A2" office:value-type="string">
            <text:list xml:id="list222238342007788" text:continue-list="list222237871386589" text:style-name="WW8Num5">
              <text:list-item>
                <text:p text:style-name="P62"><text:span text:style-name="T14">Protocolo de transferencia de ficheros FTP </text:span><text:span text:style-name="T13">(File Transfer Protocol)</text:span></text:p>
              </text:list-item>
            </text:list>
            <text:list xml:id="list222238745053405" text:continue-list="list2463511953612921871" text:style-name="WW8Num9">
              <text:list-item>
                <text:list>
                  <text:list-item>
                    <text:p text:style-name="P71">Funcionamiento</text:p>
                  </text:list-item>
                  <text:list-item>
                    <text:p text:style-name="P71">Clientes y servidores</text:p>
                  </text:list-item>
                  <text:list-item>
                    <text:p text:style-name="P71">Modos de conexión</text:p>
                  </text:list-item>
                  <text:list-item>
                    <text:p text:style-name="P71">Tipos de transferencia</text:p>
                  </text:list-item>
                </text:list>
              </text:list-item>
            </text:list>
            <text:list xml:id="list222238899246802" text:continue-list="list222238342007788" text:style-name="WW8Num5">
              <text:list-item>
                <text:p text:style-name="P69">Clientes de transferencia de ficheros en sistemas operativos libres y propietarios</text:p>
              </text:list-item>
            </text:list>
            <text:list xml:id="list222237980904514" text:continue-list="list222238745053405" text:style-name="WW8Num9">
              <text:list-item>
                <text:list>
                  <text:list-item>
                    <text:p text:style-name="P71">Tipos</text:p>
                  </text:list-item>
                  <text:list-item>
                    <text:p text:style-name="P71">Modo texto</text:p>
                  </text:list-item>
                  <text:list-item>
                    <text:p text:style-name="P71">Modo gráfico</text:p>
                  </text:list-item>
                  <text:list-item>
                    <text:p text:style-name="P71">Transferencia en modo texto y binario </text:p>
                  </text:list-item>
                </text:list>
              </text:list-item>
            </text:list>
            <text:list xml:id="list222237542819306" text:continue-list="list222238899246802" text:style-name="WW8Num5">
              <text:list-item>
                <text:p text:style-name="P69">Servidores de transferencia de ficheros en sistemas operativos libres y propietarios</text:p>
              </text:list-item>
            </text:list>
            <text:list xml:id="list222238179720476" text:continue-list="list222237980904514" text:style-name="WW8Num9">
              <text:list-item>
                <text:list>
                  <text:list-item>
                    <text:p text:style-name="P71">Instalación</text:p>
                  </text:list-item>
                  <text:list-item>
                    <text:p text:style-name="P71">Arranque y parada</text:p>
                  </text:list-item>
                  <text:list-item>
                    <text:p text:style-name="P71">Ficheros y parámetros de configuración</text:p>
                  </text:list-item>
                  <text:list-item>
                    <text:p text:style-name="P71">Usuarios y grupos. Acceso anónimo</text:p>
                  </text:list-item>
                  <text:list-item>
                    <text:p text:style-name="P71">Permisos, cuotas, límite de ancho de banda</text:p>
                  </text:list-item>
                  <text:list-item>
                    <text:p text:style-name="P71">Logs o registros de actividad.</text:p>
                  </text:list-item>
                  <text:list-item>
                    <text:p text:style-name="P107"><text:span text:style-name="T13">Transferencia entre servidores remotos: FXP</text:span><text:span text:style-name="T14"> </text:span></text:p>
                  </text:list-item>
                </text:list>
              </text:list-item>
            </text:list>
          </table:table-cell>
        </table:table-row>
        <table:table-row table:style-name="Tabla9.1">
          <table:table-cell table:style-name="Tabla9.A2" office:value-type="string">
            <text:list xml:id="list222237645232171" text:continue-list="list222238064212061"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ext:soft-page-break/>
        <table:table-row table:style-name="Tabla9.1">
          <table:table-cell table:style-name="Tabla9.A2" office:value-type="string">
            <text:p text:style-name="Text_20_body">Operación con clientes de FTP en modo texto y en modo gráfico</text:p>
            <text:p text:style-name="Text_20_body">Instalación configuración y prueba de servidores de FTP</text:p>
            <text:p text:style-name="P34">Resolución de incidencias relacionadas con los servidores de FTP</text:p>
          </table:table-cell>
        </table:table-row>
      </table:table>
      <text:p text:style-name="Standard"/>
      <table:table table:name="Tabla10" table:style-name="Tabla10">
        <table:table-column table:style-name="Tabla10.A"/>
        <table:table-row table:style-name="Tabla10.1">
          <table:table-cell table:style-name="Tabla10.A1" office:value-type="string">
            <text:list xml:id="list222239482106430" text:continue-numbering="true" text:style-name="WW8Num1">
              <text:list-item>
                <text:list>
                  <text:list-item>
                    <text:list>
                      <text:list-item>
                        <text:h text:style-name="Heading_20_3" text:outline-level="3">U.T. Nº7: <text:span text:style-name="T8">Despliegue de redes inalámbricas</text:span></text:h>
                      </text:list-item>
                    </text:list>
                  </text:list-item>
                </text:list>
              </text:list-item>
            </text:list>
          </table:table-cell>
        </table:table-row>
        <table:table-row table:style-name="Tabla10.1">
          <table:table-cell table:style-name="Tabla10.A2" office:value-type="string">
            <text:list xml:id="list222239213073075"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10.1">
          <table:table-cell table:style-name="Tabla10.A2" office:value-type="string">
            <text:list xml:id="list222238375962534"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0.1">
          <table:table-cell table:style-name="Tabla10.A2" office:value-type="string">
            <text:p text:style-name="Text_20_body">a) Se ha instalado un punto de acceso inalámbrico dentro de una red local. </text:p>
            <text:p text:style-name="Text_20_body">b) Se han reconocido los protocolos, modos de funcionamiento y principales parámetros de configuración del punto de acceso. </text:p>
            <text:p text:style-name="Text_20_body">c) Se ha seleccionado la configuración más idónea sobre distintos escenarios de prueba. </text:p>
            <text:p text:style-name="Text_20_body">d) Se ha establecido un mecanismo adecuado de seguridad para las comunicaciones inalámbricas. </text:p>
            <text:p text:style-name="Text_20_body">e) Se han usado diversos tipos de dispositivos y adaptadores inalámbricos para comprobar la cobertura. </text:p>
            <text:p text:style-name="Text_20_body">f) Se ha instalado un encaminador inalámbrico con conexión a red pública y servicios inalámbricos de red local. </text:p>
            <text:p text:style-name="P34">g) Se ha configurado y probado el encaminador desde los ordenadores de la red local. </text:p>
          </table:table-cell>
        </table:table-row>
        <table:table-row table:style-name="Tabla10.1">
          <table:table-cell table:style-name="Tabla10.A2" office:value-type="string">
            <text:list xml:id="list222239237036951"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0.1">
          <table:table-cell table:style-name="Tabla10.A2" office:value-type="string">
            <text:list xml:id="list222237964212005" text:continue-list="list222237542819306" text:style-name="WW8Num5">
              <text:list-item>
                <text:p text:style-name="P78">Redes inalámbricas</text:p>
              </text:list-item>
            </text:list>
            <text:list xml:id="list222237496816931" text:continue-list="list6902495016693745434" text:style-name="WW8Num2">
              <text:list-item>
                <text:list>
                  <text:list-item>
                    <text:p text:style-name="P79">Características de las redes inalámbricas</text:p>
                  </text:list-item>
                  <text:list-item>
                    <text:p text:style-name="P79">Selección de componentes para las redes inalámbricas</text:p>
                  </text:list-item>
                </text:list>
              </text:list-item>
            </text:list>
            <text:list xml:id="list222239154633550" text:continue-list="list222237964212005" text:style-name="WW8Num5">
              <text:list-item>
                <text:p text:style-name="P78">Puntos de acceso</text:p>
              </text:list-item>
            </text:list>
            <text:list xml:id="list222238712199949" text:continue-list="list222237496816931" text:style-name="WW8Num2">
              <text:list-item>
                <text:list>
                  <text:list-item>
                    <text:p text:style-name="P79">Configuración de un punto de acceso</text:p>
                  </text:list-item>
                </text:list>
              </text:list-item>
            </text:list>
            <text:list xml:id="list222238138529535" text:continue-list="list222239154633550" text:style-name="WW8Num5">
              <text:list-item>
                <text:p text:style-name="P78">Encaminadores inalámbricos</text:p>
              </text:list-item>
              <text:list-item>
                <text:p text:style-name="P78">Seguridad en redes inalámbricas</text:p>
              </text:list-item>
              <text:list-item>
                <text:p text:style-name="P63">Proceso de instalación de una red inalámbrica</text:p>
              </text:list-item>
            </text:list>
            <text:list xml:id="list222238469316202" text:continue-list="list222238712199949" text:style-name="WW8Num2">
              <text:list-item>
                <text:list>
                  <text:list-item>
                    <text:p text:style-name="P79"><text:soft-page-break/>Placas inalámbricas</text:p>
                  </text:list-item>
                  <text:list-item>
                    <text:p text:style-name="P79">Antenas</text:p>
                  </text:list-item>
                  <text:list-item>
                    <text:p text:style-name="P79">Elección del hardware inalámbrico</text:p>
                  </text:list-item>
                  <text:list-item>
                    <text:p text:style-name="P79">Clientes wireless en Windows <text:span text:style-name="T50">7</text:span></text:p>
                  </text:list-item>
                  <text:list-item>
                    <text:p text:style-name="P79">Clientes wireless en Windows <text:span text:style-name="T50">10</text:span></text:p>
                  </text:list-item>
                  <text:list-item>
                    <text:p text:style-name="P66">Clientes wireless en un MAC</text:p>
                  </text:list-item>
                  <text:list-item>
                    <text:p text:style-name="P66">Clientes wireless en tabletas y móviles</text:p>
                  </text:list-item>
                  <text:list-item>
                    <text:p text:style-name="P108"><text:span text:style-name="T10">Clientes wireless en Linux</text:span> </text:p>
                  </text:list-item>
                </text:list>
              </text:list-item>
            </text:list>
          </table:table-cell>
        </table:table-row>
        <table:table-row table:style-name="Tabla10.1">
          <table:table-cell table:style-name="Tabla10.A2" office:value-type="string">
            <text:list xml:id="list222237612848958" text:continue-list="list222239237036951"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0.1">
          <table:table-cell table:style-name="Tabla10.A2" office:value-type="string">
            <text:p text:style-name="Text_20_body">Instalación y configuración de puntos de acceso a redes inalámbricas</text:p>
            <text:p text:style-name="Text_20_body">Configuración de conexiones punto a punto y en modo infraestructura</text:p>
            <text:p text:style-name="Text_20_body">Configuración de la seguridad en redes inalámbricas</text:p>
            <text:p text:style-name="P34">Filtrado por MAC y de tráfico en las redes inalámbricas</text:p>
          </table:table-cell>
        </table:table-row>
      </table:table>
      <text:list xml:id="list222238552205681" text:continue-numbering="true" text:style-name="WW8Num1">
        <text:list-item>
          <text:list>
            <text:list-item>
              <text:h text:style-name="Heading_20_2" text:outline-level="2"/>
            </text:list-item>
          </text:list>
        </text:list-item>
      </text:list>
      <table:table table:name="Tabla11" table:style-name="Tabla11">
        <table:table-column table:style-name="Tabla11.A"/>
        <table:table-row table:style-name="Tabla11.1">
          <table:table-cell table:style-name="Tabla11.A1" office:value-type="string">
            <text:list xml:id="list222237729421004" text:continue-numbering="true" text:style-name="WW8Num1">
              <text:list-item>
                <text:list>
                  <text:list-item>
                    <text:list>
                      <text:list-item>
                        <text:h text:style-name="Heading_20_3" text:outline-level="3">U.T. Nº8: <text:span text:style-name="T8">Interconexión de redes privadas con redes públicas </text:span></text:h>
                      </text:list-item>
                    </text:list>
                  </text:list-item>
                </text:list>
              </text:list-item>
            </text:list>
          </table:table-cell>
        </table:table-row>
        <table:table-row table:style-name="Tabla11.1">
          <table:table-cell table:style-name="Tabla11.A2" office:value-type="string">
            <text:list xml:id="list222238758629419"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11.1">
          <table:table-cell table:style-name="Tabla11.A2" office:value-type="string">
            <text:list xml:id="list222239180532198"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1.1">
          <table:table-cell table:style-name="Tabla11.A2" office:value-type="string">
            <text:p text:style-name="Text_20_body">a) Se ha instalado y configurado el hardware de un sistema con acceso a una red privada local y a una red pública. </text:p>
            <text:p text:style-name="Text_20_body">b) Se ha instalado una aplicación que actúe de pasarela entre la red privada local y la red pública. </text:p>
            <text:p text:style-name="Text_20_body">c) Se han reconocido y diferenciado las principales características y posibilidades de la aplicación seleccionada. </text:p>
            <text:p text:style-name="Text_20_body">d) Se han configurado los sistemas de la red privada local para acceder a la red pública a través de la pasarela. </text:p>
            <text:p text:style-name="Text_20_body">e) Se han establecido los procedimientos de control de acceso para asegurar el tráfico que se transmite a través de la pasarela. </text:p>
            <text:p text:style-name="Text_20_body"><text:soft-page-break/>f) Se han implementado mecanismos para acelerar las comunicaciones entre la red privada local y la pública. </text:p>
            <text:p text:style-name="Text_20_body">g) Se han identificado los posibles escenarios de aplicación de este tipo de mecanismos. </text:p>
            <text:p text:style-name="Text_20_body">h) Se ha establecido un mecanismo que permita reenviar tráfico de red entre dos o más interfaces de un mismo sistema. </text:p>
            <text:p text:style-name="Text_20_body">i) Se ha comprobado el acceso a una red determinada desde los sistemas conectados a otra red distinta. </text:p>
            <text:p text:style-name="P34">j) Se ha implantado y verificado la configuración<text:line-break/> para acceder desde una red pública a un servicio localizado en una máquina de una red privada local </text:p>
          </table:table-cell>
        </table:table-row>
        <table:table-row table:style-name="Tabla11.1">
          <table:table-cell table:style-name="Tabla11.A2" office:value-type="string">
            <text:list xml:id="list222238373859150"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1.1">
          <table:table-cell table:style-name="Tabla11.A2" office:value-type="string">
            <text:list xml:id="list222237755077335" text:continue-list="list222238391976463" text:style-name="WW8Num10">
              <text:list-item>
                <text:p text:style-name="P70">Pasarelas a nivel de aplicación</text:p>
                <text:list>
                  <text:list-item>
                    <text:p text:style-name="P70">Almacenamiento en memoria cache</text:p>
                  </text:list-item>
                </text:list>
              </text:list-item>
              <text:list-item>
                <text:p text:style-name="P70">Enrutamiento de tráfico entre interfaces de red</text:p>
                <text:list>
                  <text:list-item>
                    <text:p text:style-name="P70">Tecnologías de acceso a internet</text:p>
                  </text:list-item>
                  <text:list-item>
                    <text:p text:style-name="P70">Características de las líneas de acceso conmutado</text:p>
                  </text:list-item>
                  <text:list-item>
                    <text:p text:style-name="P67">Características de las líneas de acceso conmutado o dedicado</text:p>
                  </text:list-item>
                  <text:list-item>
                    <text:p text:style-name="P70">Dispositivos físicos de interconexión</text:p>
                  </text:list-item>
                </text:list>
              </text:list-item>
              <text:list-item>
                <text:p text:style-name="P70">Cortafuegos</text:p>
                <text:list>
                  <text:list-item>
                    <text:p text:style-name="P70">Filtrado del tráfico entre redes</text:p>
                  </text:list-item>
                </text:list>
              </text:list-item>
              <text:list-item>
                <text:p text:style-name="P109"><text:span text:style-name="T14">Reenvío de puertos </text:span><text:span text:style-name="T13">(port forwarding)</text:span></text:p>
              </text:list-item>
            </text:list>
          </table:table-cell>
        </table:table-row>
        <table:table-row table:style-name="Tabla11.1">
          <table:table-cell table:style-name="Tabla11.A2" office:value-type="string">
            <text:list xml:id="list222239267220195" text:continue-list="list222238373859150"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1.1">
          <table:table-cell table:style-name="Tabla11.A2" office:value-type="string">
            <text:p text:style-name="Text_20_body">Establecimiento de mecanismos que permitan reenviar el tráfico de red entre varias interfaces de un mismo sistema.</text:p>
            <text:p text:style-name="Text_20_body">Instalación y configuración de cortafuegos</text:p>
            <text:p text:style-name="Text_20_body">Instalación y configuración de servidores proxy</text:p>
            <text:p text:style-name="P34"><text:soft-page-break/>Instalación y configuración para acceder desde una red pública a un servicio concreto en una máquina específica de la red local.</text:p>
          </table:table-cell>
        </table:table-row>
      </table:table>
      <text:list xml:id="list222237658355011" text:continue-numbering="true" text:style-name="WW8Num1">
        <text:list-item>
          <text:list>
            <text:list-item>
              <text:h text:style-name="Heading_20_2" text:outline-level="2">8. CONCORDANCIA DE LAS UNIDADES DE TRABAJO CON LAS CAPACIDADES TERMINALES / RESULTADOS DE APRENDIZAJE</text:h>
            </text:list-item>
          </text:list>
        </text:list-item>
      </text:list>
      <text:p text:style-name="Text_20_body">Resultados de aprendizaje del módulo:</text:p>
      <text:p text:style-name="Text_20_body">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 </text:p>
      <text:p text:style-name="Text_20_body">En el siguiente cuadro resumen, se especifica la concordancia entre las realizaciones profesionales específicos de este módulo y las unidades de trabajo (la X muestra correspondencia): </text:p>
      <table:table table:name="Tabla12" table:style-name="Tabla12">
        <table:table-column table:style-name="Tabla12.A"/>
        <table:table-column table:style-name="Tabla12.B" table:number-columns-repeated="7"/>
        <table:table-column table:style-name="Tabla12.I"/>
        <table:table-row table:style-name="Tabla12.1">
          <table:table-cell table:style-name="Tabla12.A1" office:value-type="string">
            <text:p text:style-name="P7">Unidad de Trabajo /</text:p>
            <text:p text:style-name="P7">resultados de aprendizaje</text:p>
          </table:table-cell>
          <table:table-cell table:style-name="Tabla12.B1" office:value-type="string">
            <text:p text:style-name="P8">RA. 1</text:p>
          </table:table-cell>
          <table:table-cell table:style-name="Tabla12.B1" office:value-type="string">
            <text:p text:style-name="P8">RA. 2</text:p>
          </table:table-cell>
          <table:table-cell table:style-name="Tabla12.B1" office:value-type="string">
            <text:p text:style-name="P8">RA. 3</text:p>
          </table:table-cell>
          <table:table-cell table:style-name="Tabla12.B1" office:value-type="string">
            <text:p text:style-name="P8">RA.4</text:p>
          </table:table-cell>
          <table:table-cell table:style-name="Tabla12.B1" office:value-type="string">
            <text:p text:style-name="P8">RA. 5</text:p>
          </table:table-cell>
          <table:table-cell table:style-name="Tabla12.B1" office:value-type="string">
            <text:p text:style-name="P8">RA. 6</text:p>
          </table:table-cell>
          <table:table-cell table:style-name="Tabla12.B1" office:value-type="string">
            <text:p text:style-name="P8">RA. 7</text:p>
          </table:table-cell>
          <table:table-cell table:style-name="Tabla12.I1" office:value-type="string">
            <text:p text:style-name="P8">RA. 8</text:p>
          </table:table-cell>
        </table:table-row>
        <table:table-row table:style-name="Tabla12.1">
          <table:table-cell table:style-name="Tabla12.A2" office:value-type="string">
            <text:p text:style-name="P8">UT 1</text:p>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2</text:p>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ext:soft-page-break/>
        <table:table-row table:style-name="Tabla12.1">
          <table:table-cell table:style-name="Tabla12.A2" office:value-type="string">
            <text:p text:style-name="P8">UT 3</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4</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5</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6</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7</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I2" office:value-type="string">
            <text:p text:style-name="P9"/>
          </table:table-cell>
        </table:table-row>
        <table:table-row table:style-name="Tabla12.1">
          <table:table-cell table:style-name="Tabla12.A2" office:value-type="string">
            <text:p text:style-name="P8">UT 8</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8">x</text:p>
          </table:table-cell>
        </table:table-row>
      </table:table>
      <text:p text:style-name="Text_20_body"/>
      <text:list xml:id="list222239256349779" text:continue-numbering="true" text:style-name="WW8Num1">
        <text:list-item>
          <text:list>
            <text:list-item>
              <text:h text:style-name="Heading_20_2" text:outline-level="2">9. METODOLOGÍA</text:h>
              <text:list>
                <text:list-item>
                  <text:h text:style-name="Heading_20_3" text:outline-level="3">9.1. Criterios metodológicos</text:h>
                </text:list-item>
              </text:list>
            </text:list-item>
          </text:list>
        </text:list-item>
      </text:list>
      <text:p text:style-name="Text_20_body">La metodología que se utilizará en clase potenciará, en lo posible los siguientes aspectos:</text:p>
      <text:list xml:id="list4668195792368590559" text:style-name="WW8Num3">
        <text:list-item>
          <text:p text:style-name="P80">Colaboración y Participación (Internet y clase)</text:p>
        </text:list-item>
        <text:list-item>
          <text:p text:style-name="P80">Interés (Contenidos Interesantes)</text:p>
        </text:list-item>
        <text:list-item>
          <text:p text:style-name="P80">Educación personalizada (Evaluación Continua)</text:p>
        </text:list-item>
        <text:list-item>
          <text:p text:style-name="P80">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Text_20_body">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text:soft-page-break/>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Esta metodología pretende fomentar en el alumno una dinámica de estudio y trabajo continuo, sobre todo en clase.</text:p>
      <text:p text:style-name="Text_20_body">Las sesiones de clase consistirán generalmente en:</text:p>
      <text:list xml:id="list222239616931018" text:continue-list="list222239256349779" text:style-name="WW8Num1">
        <text:list-item>
          <text:list>
            <text:list-item>
              <text:list>
                <text:list-item>
                  <text:list>
                    <text:list-item>
                      <text:h text:style-name="Heading_20_4" text:outline-level="4">9.1.1. Tipos de actividades relacionadas con los conceptos</text:h>
                    </text:list-item>
                  </text:list>
                </text:list-item>
              </text:list>
            </text:list-item>
          </text:list>
        </text:list-item>
      </text:list>
      <text:list xml:id="list6521551937468093633" text:style-name="WW8Num22">
        <text:list-item>
          <text:p text:style-name="P81">Explicación Oral o actividades de investigación de los conceptos de unidad, prestando atención a la participación de los alumnos, y aprovechando sus preguntas/intervenciones para aportar los contenidos de la unidad de trabajo.</text:p>
        </text:list-item>
        <text:list-item>
          <text:p text:style-name="P81">Proyección de presentaciones para introducción breve de conceptos o para puesta en común de actividades realizadas.</text:p>
        </text:list-item>
        <text:list-item>
          <text:p text:style-name="P81">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81">Realización por parte de los alumnos de mapas conceptuales sobre los conceptos de la unidad para ayudar a afianzar los mismos.</text:p>
        </text:list-item>
        <text:list-item>
          <text:p text:style-name="P81">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44">Debates, de noticias sobre temas de actualidad relacionados con los servicios de red.</text:p>
        </text:list-item>
        <text:list-item>
          <text:p text:style-name="P44"><text:soft-page-break/>Lectura de apuntes de clase en Wiki.</text:p>
        </text:list-item>
        <text:list-item>
          <text:p text:style-name="P81">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222238013928072" text:continue-list="list222239616931018" text:style-name="WW8Num1">
        <text:list-item>
          <text:list>
            <text:list-item>
              <text:list>
                <text:list-item>
                  <text:list>
                    <text:list-item>
                      <text:h text:style-name="Heading_20_4" text:outline-level="4">9.1.2. Tipo de actividades relacionadas con los procedimientos</text:h>
                    </text:list-item>
                  </text:list>
                </text:list-item>
              </text:list>
            </text:list-item>
          </text:list>
        </text:list-item>
      </text:list>
      <text:list xml:id="list4620833420845314186" text:style-name="WW8Num23">
        <text:list-item>
          <text:p text:style-name="P82">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82">Supuestos prácticos en los que a partir del planteamiento de una situación real el alumno deberá completar los pasos y parámetros a introducir para obtener los resultados que se plantean.</text:p>
        </text:list-item>
        <text:list-item>
          <text:p text:style-name="P82">Elaboración de gráficas a partir de recopilación de datos (históricos de ejecución de servicios, análisis de ficheros de log) y comentario de las mismas</text:p>
        </text:list-item>
      </text:list>
      <text:list xml:id="list222238443064460" text:continue-list="list222238013928072" text:style-name="WW8Num1">
        <text:list-item>
          <text:list>
            <text:list-item>
              <text:list>
                <text:list-item>
                  <text:list>
                    <text:list-item>
                      <text:h text:style-name="Heading_20_4" text:outline-level="4">9.1.3. Tipo de actividades relacionadas con las actitudes</text:h>
                    </text:list-item>
                  </text:list>
                </text:list-item>
              </text:list>
            </text:list-item>
          </text:list>
        </text:list-item>
      </text:list>
      <text:list xml:id="list5908871646172905883" text:style-name="WW8Num24">
        <text:list-item>
          <text:p text:style-name="P83">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83">Cuaderno personal del alumno.</text:p>
        </text:list-item>
        <text:list-item>
          <text:p text:style-name="P83">Participación en la red de microblogging twitter.</text:p>
        </text:list-item>
        <text:list-item>
          <text:p text:style-name="P83">Orden, apariencia y meticulosidad en los trabajos realizados.</text:p>
        </text:list-item>
        <text:list-item>
          <text:p text:style-name="P83">Actividades de puesta en común de los trabajos sobre conceptos y procedimientos</text:p>
        </text:list-item>
        <text:list-item>
          <text:p text:style-name="P83">Actividad de tipo base de datos para seguimiento de los errores que se detectan y <text:soft-page-break/>corrigen al realizar las actividades de tipo práctico</text:p>
        </text:list-item>
      </text:list>
      <text:p text:style-name="P28">Además, <text:s/>dado el perfil general de los alumnos que acceden al ciclo y con el fin de aumentar la motivación <text:s/>y disminuir el abandono escolar, también se tendrá en cuenta, a la hora de organizar y secuenciar las actividades insertar en las primeras unidades que tienen carácter más teórico y conceptual actividades o supuestos prácticos</text:p>
      <text:list xml:id="list222238616288404" text:continue-list="list222238443064460" text:style-name="WW8Num1">
        <text:list-item>
          <text:list>
            <text:list-item>
              <text:list>
                <text:list-item>
                  <text:h text:style-name="Heading_20_3" text:outline-level="3">9.2. Recursos didácticos</text:h>
                </text:list-item>
              </text:list>
            </text:list-item>
          </text:list>
        </text:list-item>
      </text:list>
      <text:list xml:id="list464887228830917723" text:style-name="WW8Num25">
        <text:list-item>
          <text:p text:style-name="P85"><text:span text:style-name="T22">Cuaderno</text:span><text:span text:style-name="T21"> personal </text:span><text:span text:style-name="T22">online</text:span><text:span text:style-name="T21">. </text:span><text:span text:style-name="T37">Será </text:span><text:span text:style-name="T38">el repositorio de las actividades completadas por el alumno y le permitirá enlazar apuntes y recursos de interés.</text:span></text:p>
        </text:list-item>
        <text:list-item>
          <text:p text:style-name="P84"><text:span text:style-name="T19">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84"><text:span text:style-name="T19">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96"><text:span text:style-name="T21">Trello. </text:span><text:span text:style-name="T37">Gestor de tareas online. Permite mediante el uso de tableros que el alumno lleve registro de las tareas abiertas, iniciadas y completadas. Con compañeros para coordinación de actividades en grupo o con el profesor para seguimiento de su uso.</text:span></text:p>
        </text:list-item>
        <text:list-item>
          <text:p text:style-name="P84"><text:span text:style-name="T19">Free</text:span><text:span text:style-name="T20">plane</text:span>. Para la realización de mapas conceptuales. Lo utilizará el profesor para ilustrar los conceptos de la unidad y los alumnos para prepararse su material de estudio.</text:p>
        </text:list-item>
        <text:list-item>
          <text:p text:style-name="P84"><text:span text:style-name="T19">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86"><text:span text:style-name="T22">Comunidad del nivel en Google+</text:span><text:span text:style-name="T51">. Comunicación informal del grupo. El profesor </text:span><text:soft-page-break/><text:span text:style-name="T51">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84"><text:span text:style-name="T19">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84"><text:span text:style-name="T19">Etherpad</text:span>. Servicio de edición simultanea disponible en la red local. Permite crear documentos de forma colaborativa, se utilizará para puesta en común en actividades sobre conceptos.</text:p>
        </text:list-item>
        <text:list-item>
          <text:p text:style-name="P86"><text:span text:style-name="T21">Epoptes</text:span><text:span text:style-name="T51">. Herramienta de control de aula. Permitirá entre otras cosas: supervisar la actividad de los alumnos, tomar el control del equipo del alumno para resolución de problemas, </text:span><text:span text:style-name="T52">compartir en ventana la pantalla del profesor para los alumnos con dificultad para ver el contenido del proyector y p</text:span><text:span text:style-name="T51">royectar la pantalla del alumno para que este explique algún aspecto al resto de la clase sobre la actividad que se está realizando.</text:span></text:p>
        </text:list-item>
      </text:list>
      <text:list xml:id="list222239322200179" text:continue-list="list222238616288404" text:style-name="WW8Num1">
        <text:list-item>
          <text:list>
            <text:list-item>
              <text:list>
                <text:list-item>
                  <text:h text:style-name="P115" text:outline-level="3">9.3. Recursos tecnológicos</text:h>
                </text:list-item>
              </text:list>
            </text:list-item>
          </text:list>
        </text:list-item>
      </text:list>
      <text:p text:style-name="P39">Se van a utilizar los Ordenadores Personales del taller del ciclo formativo. </text:p>
      <text:p text:style-name="P39"/>
      <text:p text:style-name="P39">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1">El software instalado será el Sistema Operativo LINUX. Habrá un sistema operativo propio en cada ordenador y todos ellos estarán conectados a través de una red TCP/IP. </text:p>
      <text:p text:style-name="P41">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text:soft-page-break/>se tengan que hacer menos tareas de mantenimiento de los equipos del aula.</text:p>
      <text:p text:style-name="P41">Se dispondrá también de un cañón de proyección para visualizar en la pizarra presentaciones sobre contenidos, demostración de <text:s/>las tareas de administración y los programas ejecutados desde el ordenador. </text:p>
      <text:list xml:id="list222238587838703" text:continue-numbering="true" text:style-name="WW8Num1">
        <text:list-item>
          <text:list>
            <text:list-item>
              <text:list>
                <text:list-item>
                  <text:h text:style-name="P115" text:outline-level="3">9.4. Recursos bibliográficos</text:h>
                </text:list-item>
              </text:list>
            </text:list-item>
          </text:list>
        </text:list-item>
      </text:list>
      <text:p text:style-name="P26">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30">Se utilizarán también los manuales de usuario, de administrador y las ayudas instaladas localmente para cada Sistema Operativo y las de las aplicaciones software que utilicemos.</text:p>
      <text:list xml:id="list222239231468662" text:continue-numbering="true" text:style-name="WW8Num1">
        <text:list-item>
          <text:list>
            <text:list-item>
              <text:h text:style-name="P119" text:outline-level="2">10. MEDIDAS DE ATENCIÓN A LA DIVERSIDAD</text:h>
            </text:list-item>
          </text:list>
        </text:list-item>
      </text:list>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222237801492283" text:continue-numbering="true" text:style-name="WW8Num1">
        <text:list-item>
          <text:list>
            <text:list-item>
              <text:h text:style-name="Heading_20_2" text:outline-level="2">11. EVALUACIÓN Y CALIFICACIÓN</text:h>
              <text:list>
                <text:list-item>
                  <text:h text:style-name="Heading_20_3" text:outline-level="3">11.1. Procedimientos de evaluación</text:h>
                </text:list-item>
              </text:list>
            </text:list-item>
          </text:list>
        </text:list-item>
      </text:list>
      <text:p text:style-name="Text_20_body">Pretende reconducir el proceso de aprendizaje para adaptarse al alumnado utilizando la <text:soft-page-break/>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793794273782091932" text:style-name="WW8Num7">
        <text:list-item>
          <text:p text:style-name="P88">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88">La corrección individualizada, con el alumno, de los ejercicios realizados debe utilizarse para sugerir ideas de mejora y soluciones alternativas. El alumno deberá defender las ventajas o desventajas de su opción.</text:p>
        </text:list-item>
        <text:list-item>
          <text:p text:style-name="P88">La realización de pruebas sobre conceptos y procedimientos en las que el alumno manifestará el grado en que se han alcanzado los objetivos.</text:p>
        </text:list-item>
        <text:list-item>
          <text:p text:style-name="P88">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88">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88">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222238991531286" text:continue-list="list222237801492283" text:style-name="WW8Num1">
        <text:list-item>
          <text:list>
            <text:list-item>
              <text:list>
                <text:list-item>
                  <text:h text:style-name="Heading_20_3" text:outline-level="3">11.2. Instrumentos de evaluación</text:h>
                </text:list-item>
              </text:list>
            </text:list-item>
          </text:list>
        </text:list-item>
      </text:list>
      <text:p text:style-name="P29"><text:soft-page-break/>Para llevar a cabo la evaluación se utilizarán indicadores e instrumentos que proporcionen datos y observaciones sobre el avance en el aula. </text:p>
      <text:p text:style-name="Text_20_body"><text:span text:style-name="T8">Según recomendaciones de la Consejería de Educación para la FPE, en cada actividad de enseñanza, aprendizaje y evaluación se determinan una serie de </text:span><text:span text:style-name="T7">pautas</text:span><text:span text:style-name="T8">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21"><text:span text:style-name="T16">Para evaluar los </text:span><text:span text:style-name="T17">conceptos</text:span><text:span text:style-name="T16">:</text:span></text:p>
      <text:p text:style-name="P19"/>
      <text:list xml:id="list222239588412458" text:continue-list="list222238138529535" text:style-name="WW8Num5">
        <text:list-item>
          <text:p text:style-name="P50"><text:span text:style-name="T27">Trabajos específicos sobre los contenidos</text:span><text:span text:style-name="T23">. <text:s/></text:span></text:p>
        </text:list-item>
        <text:list-item>
          <text:p text:style-name="P50"><text:span text:style-name="T27">Controles. </text:span><text:span text:style-name="T30">Cuestionarios</text:span><text:span text:style-name="T27"> </text:span><text:span text:style-name="T30"><text:s/>sobre conceptos en plataforma virtual</text:span></text:p>
        </text:list-item>
        <text:list-item>
          <text:p text:style-name="P50"><text:span text:style-name="T27">Pruebas prácticas </text:span><text:span text:style-name="T30">en las que se intercalarán preguntas sobre los conceptos que se están trabajando.</text:span></text:p>
        </text:list-item>
      </text:list>
      <text:p text:style-name="P21"><text:span text:style-name="T16">Para la evaluación de </text:span><text:span text:style-name="T17">procedimientos: </text:span></text:p>
      <text:p text:style-name="P20"/>
      <text:list xml:id="list7422216049921382784" text:style-name="WW8Num26">
        <text:list-item>
          <text:p text:style-name="P47"><text:span text:style-name="T27">Lista de control de actividades de tipo práctico</text:span><text:span text:style-name="T23">.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47"><text:span text:style-name="T27">Supuestos prácticos </text:span><text:span text:style-name="T30">en las que el alumno contestará por escrito con los pasos necesarios para resolver una situación ficticia.</text:span></text:p>
        </text:list-item>
        <text:list-item>
          <text:p text:style-name="P47"><text:span text:style-name="T27">Pruebas prácticas </text:span><text:span text:style-name="T30">en las que se demostrará el desempeño de tareas y habilidades.</text:span><text:span text:style-name="T23"> </text:span></text:p>
        </text:list-item>
      </text:list>
      <text:p text:style-name="P13"/>
      <text:p text:style-name="P22"><text:span text:style-name="T23">Para la evaluación de las </text:span><text:span text:style-name="T27">actitudes </text:span><text:span text:style-name="T30">se utilizarán tres registros</text:span><text:span text:style-name="T23">:</text:span></text:p>
      <text:p text:style-name="P13"/>
      <text:list xml:id="list222238988710080" text:continue-numbering="true" text:style-name="WW8Num26">
        <text:list-item>
          <text:p text:style-name="P47"><text:span text:style-name="T28">Registro anecdótico</text:span><text:span text:style-name="T25"> <text:s/>donde se tendrán en cuenta los siguientes indicadores:</text:span></text:p>
        </text:list-item>
      </text:list>
      <text:list xml:id="list6339677460231744707" text:style-name="WW8Num27">
        <text:list-item>
          <text:p text:style-name="P51"><text:span text:style-name="T32">Puntualidad</text:span><text:span text:style-name="T25">.</text:span></text:p>
        </text:list-item>
        <text:list-item>
          <text:p text:style-name="P51"><text:soft-page-break/><text:span text:style-name="T32">Participación en las sesiones</text:span><text:span text:style-name="T25">.</text:span></text:p>
        </text:list-item>
        <text:list-item>
          <text:p text:style-name="P51"><text:span text:style-name="T32">Colaboración para el buen funcionamiento de las sesiones</text:span><text:span text:style-name="T25">. </text:span></text:p>
        </text:list-item>
        <text:list-item>
          <text:p text:style-name="P52">Orden, meticulosidad y organización del trabajo.</text:p>
        </text:list-item>
      </text:list>
      <text:p text:style-name="P24">Que se graduarán de acuerdo a la siguiente escala: S (Siempre), CS (Casi Siempre), AV (A Veces), CN (Casi Nunca), N (Nunca).</text:p>
      <text:list xml:id="list5228597662916551970" text:style-name="WW8Num28">
        <text:list-item>
          <text:p text:style-name="P87"><text:span text:style-name="T19">Registro de observación</text:span> en el que se reflejará el grado de utilización y la calidad de:</text:p>
        </text:list-item>
        <text:list-item>
          <text:p text:style-name="P102">Cuaderno personal online-wiki</text:p>
        </text:list-item>
        <text:list-item>
          <text:p text:style-name="P102">Participación en red de microbblogging</text:p>
        </text:list-item>
        <text:list-item>
          <text:p text:style-name="P102">Realización de las tareas de secretario.</text:p>
        </text:list-item>
        <text:list-item>
          <text:p text:style-name="P102">Incumplimiento de las normas básicas de convivencia en el aula</text:p>
        </text:list-item>
        <text:list-item>
          <text:p text:style-name="P87"><text:span text:style-name="T19">Registro de aportaciones en tareas de tipo colaborativo.</text:span> en el que se reflejará la cantidad y la calidad en las aportaciones a:</text:p>
        </text:list-item>
        <text:list-item>
          <text:p text:style-name="P102">Base de datos de seguimiento de errores asociado a cada tarea de tipo práctico</text:p>
        </text:list-item>
        <text:list-item>
          <text:p text:style-name="P102">Participación en la edición colaborativa de documentos en tareas sobre conceptos.</text:p>
        </text:list-item>
      </text:list>
      <text:p text:style-name="P37"/>
      <text:p text:style-name="P25"><text:span text:style-name="T31">Para la </text:span><text:span text:style-name="T28">coevaluación </text:span><text:span text:style-name="T31">del proceso de enseñanza y aprendizaje y de la práctica docente:</text:span></text:p>
      <text:list xml:id="list3204146962313453888" text:style-name="WW8Num29">
        <text:list-item>
          <text:p text:style-name="P48">Paso de cuestionario a los alumnos sobre el desarrollo de las unidades y de la práctica docente.</text:p>
        </text:list-item>
        <text:list-item>
          <text:p text:style-name="P48">Lista de control para el profesor de reflexión sobre la práctica desarrollada.</text:p>
        </text:list-item>
      </text:list>
      <text:list xml:id="list222238973382899" text:continue-list="list222238991531286" text:style-name="WW8Num1">
        <text:list-item>
          <text:list>
            <text:list-item>
              <text:list>
                <text:list-item>
                  <text:h text:style-name="Heading_20_3" text:outline-level="3">11.3. Criterios de calificación</text:h>
                </text:list-item>
              </text:list>
            </text:list-item>
          </text:list>
        </text:list-item>
      </text:list>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3795528825809281082" text:style-name="WW8Num30">
        <text:list-item>
          <text:p text:style-name="P89"><text:soft-page-break/>La calificación se obtendrá de tres elementos</text:p>
        </text:list-item>
      </text:list>
      <text:list xml:id="list6852379456547870020" text:style-name="WW8Num8">
        <text:list-item>
          <text:p text:style-name="P103">Valoración sobre indicadores de tipo <text:span text:style-name="T19">actitudinal</text:span> <text:s/>20 %.</text:p>
        </text:list-item>
        <text:list-item>
          <text:p text:style-name="P103"><text:span text:style-name="T19">Controles</text:span> sobre conceptos y <text:span text:style-name="T19">pruebas prácticas</text:span> 35%.</text:p>
        </text:list-item>
        <text:list-item>
          <text:p text:style-name="P103"><text:span text:style-name="T19">Actividades y tareas</text:span> sobre conceptos y de tipo práctico 45%. </text:p>
        </text:list-item>
        <text:list-item>
          <text:p text:style-name="P90">Las actividades sobre conceptos y las prácticas tendrán un peso distinto en función de su relevancia y/o tiempo previsto para su realización. </text:p>
        </text:list-item>
        <text:list-item>
          <text:p text:style-name="P90">Para tener al menos un 5 sobre 10 en el trimestre:</text:p>
        </text:list-item>
        <text:list-item>
          <text:p text:style-name="P103">Se ha de tener aprobado cada una de las partes (actitudinal, pruebas prácticas y controles y tareas sobre conceptos y prácticas a partir de que se obtiene la calificación del trimestre.</text:p>
        </text:list-item>
        <text:list-item>
          <text:p text:style-name="P103">Se han de aprobar todas las pruebas prácticas y todos los controles sobre conceptos.</text:p>
        </text:list-item>
        <text:list-item>
          <text:p text:style-name="P103">Se ha de entregar, al menos, un 85% de las tareas sobre conceptos y prácticas.</text:p>
        </text:list-item>
        <text:list-item>
          <text:p text:style-name="P90">Con carácter general, las actividades tendrán un plazo de entrega/corrección. Las entregas realizadas fuera de plazo, si esta posibilidad está contemplada, se penalizarán un 15% en la nota de la actividad.</text:p>
        </text:list-item>
        <text:list-item>
          <text:p text:style-name="P90">La calificación obtenida en pruebas de recuperación se penalizará en un 15% a la hora de incluirla en el cálculo de la nota, salvo en el caso de que sea un 5 que se mantendrá en un 5.</text:p>
        </text:list-item>
        <text:list-item>
          <text:p text:style-name="P90">Para obtener una calificación final de aprobado se han de aprobar todos los trimestres que componen el curso.</text:p>
        </text:list-item>
        <text:list-item>
          <text:p text:style-name="P111"><text:span text:style-name="T34">La</text:span><text:span text:style-name="T35"> </text:span><text:span text:style-name="T34">calificación</text:span><text:span text:style-name="T35"> </text:span><text:span text:style-name="T34">que</text:span><text:span text:style-name="T35"> </text:span><text:span text:style-name="T34">aparecerá</text:span><text:span text:style-name="T35"> </text:span><text:span text:style-name="T34">en</text:span><text:span text:style-name="T35"> </text:span><text:span text:style-name="T34">cada</text:span><text:span text:style-name="T35"> </text:span><text:span text:style-name="T34">una</text:span><text:span text:style-name="T35"> </text:span><text:span text:style-name="T34">de</text:span><text:span text:style-name="T35"> </text:span><text:span text:style-name="T34">las</text:span><text:span text:style-name="T35"> </text:span><text:span text:style-name="T34">evaluaciones</text:span><text:span text:style-name="T35"> </text:span><text:span text:style-name="T34">será</text:span><text:span text:style-name="T35"> </text:span><text:span text:style-name="T34">la</text:span><text:span text:style-name="T35"> </text:span><text:span text:style-name="T34">resultante</text:span><text:span text:style-name="T35"> </text:span><text:span text:style-name="T34">de</text:span><text:span text:style-name="T35"> </text:span><text:span text:style-name="T34">aplicar</text:span><text:span text:style-name="T35"> </text:span><text:span text:style-name="T34">los</text:span><text:span text:style-name="T35"> </text:span><text:span text:style-name="T34">correspondiente</text:span><text:span text:style-name="T35"> </text:span><text:span text:style-name="T34">porcentajes</text:span><text:span text:style-name="T35"> </text:span><text:span text:style-name="T34">citados</text:span><text:span text:style-name="T35"> </text:span><text:span text:style-name="T34">al</text:span><text:span text:style-name="T35"> </text:span><text:span text:style-name="T34">principio,</text:span><text:span text:style-name="T35"> </text:span><text:span text:style-name="T34">no</text:span><text:span text:style-name="T35"> </text:span><text:span text:style-name="T34">obstante,</text:span><text:span text:style-name="T35"> </text:span><text:span text:style-name="T34">como</text:span><text:span text:style-name="T35"> </text:span><text:span text:style-name="T34">esta</text:span><text:span text:style-name="T35"> </text:span><text:span text:style-name="T34">calificación</text:span><text:span text:style-name="T35"> </text:span><text:span text:style-name="T34">debe</text:span><text:span text:style-name="T35"> </text:span><text:span text:style-name="T34">ser</text:span><text:span text:style-name="T35"> </text:span><text:span text:style-name="T34">un</text:span><text:span text:style-name="T35"> </text:span><text:span text:style-name="T34">número</text:span><text:span text:style-name="T35"> </text:span><text:span text:style-name="T34">entero</text:span><text:span text:style-name="T35"> </text:span><text:span text:style-name="T34">del</text:span><text:span text:style-name="T35"> </text:span><text:span text:style-name="T34">1</text:span><text:span text:style-name="T35"> </text:span><text:span text:style-name="T34">al</text:span><text:span text:style-name="T35"> </text:span><text:span text:style-name="T34">10,</text:span><text:span text:style-name="T35"> </text:span><text:span text:style-name="T34">la</text:span><text:span text:style-name="T35"> </text:span><text:span text:style-name="T34">nota</text:span><text:span text:style-name="T35"> </text:span><text:span text:style-name="T34">obtenida</text:span><text:span text:style-name="T35"> </text:span><text:span text:style-name="T34">será</text:span><text:span text:style-name="T35"> </text:span><text:span text:style-name="T34">redondeada</text:span><text:span text:style-name="T35"> </text:span><text:span text:style-name="T34">al</text:span><text:span text:style-name="T35"> </text:span><text:span text:style-name="T34">entero</text:span><text:span text:style-name="T35"> </text:span><text:span text:style-name="T34">más</text:span><text:span text:style-name="T35"> </text:span><text:span text:style-name="T34">próximo,</text:span><text:span text:style-name="T35"> </text:span><text:span text:style-name="T34">excepto</text:span><text:span text:style-name="T35"> </text:span><text:span text:style-name="T34">si</text:span><text:span text:style-name="T35"> </text:span><text:span text:style-name="T34">se</text:span><text:span text:style-name="T35"> </text:span><text:span text:style-name="T34">encuentra</text:span><text:span text:style-name="T35"> </text:span><text:span text:style-name="T34">entre</text:span><text:span text:style-name="T35"> </text:span><text:span text:style-name="T34">4.50</text:span><text:span text:style-name="T35"> </text:span><text:span text:style-name="T34">y</text:span><text:span text:style-name="T35"> </text:span><text:span text:style-name="T34">4.99</text:span><text:span text:style-name="T35"> </text:span><text:span text:style-name="T34">que</text:span><text:span text:style-name="T35"> </text:span><text:span text:style-name="T34">se</text:span><text:span text:style-name="T35"> </text:span><text:span text:style-name="T34">considerará</text:span><text:span text:style-name="T35"> </text:span><text:span text:style-name="T34">un</text:span><text:span text:style-name="T35"> </text:span><text:span text:style-name="T34">4.</text:span><text:span text:style-name="T39"> </text:span></text:p>
        </text:list-item>
      </text:list>
      <text:list xml:id="list222238573007938" text:continue-list="list222238973382899" text:style-name="WW8Num1">
        <text:list-item>
          <text:list>
            <text:list-item>
              <text:list>
                <text:list-item>
                  <text:h text:style-name="Heading_20_3" text:outline-level="3"><text:soft-page-break/>11.4. Contenidos mínimos y criterios de recuperación</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22239022994503" text:continue-numbering="true" text:style-name="WW8Num1">
        <text:list-item>
          <text:list>
            <text:list-item>
              <text:list>
                <text:list-item>
                  <text:h text:style-name="Heading_20_3" text:outline-level="3">11.5. Fugas o faltas injustificadas</text:h>
                </text:list-item>
              </text:list>
            </text:list-item>
          </text:list>
        </text:list-item>
      </text:list>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222238709499241" text:continue-numbering="true" text:style-name="WW8Num1">
        <text:list-item>
          <text:list>
            <text:list-item>
              <text:list>
                <text:list-item>
                  <text:h text:style-name="Heading_20_3" text:outline-level="3">11.6. Contenidos mínimos y criterios de recuperación</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text:soft-page-break/>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22238664189021" text:continue-numbering="true" text:style-name="WW8Num1">
        <text:list-item>
          <text:list>
            <text:list-item>
              <text:list>
                <text:list-item>
                  <text:h text:style-name="Heading_20_3" text:outline-level="3">11.6. Pérdida de la evaluación continua</text:h>
                </text:list-item>
              </text:list>
            </text:list-item>
          </text:list>
        </text:list-item>
      </text:list>
      <text:p text:style-name="Text_20_body">La inasistencia reiterada a clase de forma que el alumno acumule más de un 15% de faltas sobre el total de horas del módulo supondrá la pérdida automática del derecho de evaluación continua.</text:p>
      <text:list xml:id="list222238251051671" text:continue-numbering="true" text:style-name="WW8Num1">
        <text:list-item>
          <text:list>
            <text:list-item>
              <text:list>
                <text:list-item>
                  <text:list>
                    <text:list-item>
                      <text:h text:style-name="Heading_20_4" text:outline-level="4">11.6.1. Procedimiento de notificación de la pérdida de la evaluación continua</text:h>
                    </text:list-item>
                  </text:list>
                </text:list-item>
              </text:list>
            </text:list-item>
          </text:list>
        </text:list-item>
      </text:list>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list xml:id="list222238542644721" text:continue-numbering="true" text:style-name="WW8Num1">
        <text:list-item>
          <text:list>
            <text:list-item>
              <text:list>
                <text:list-item>
                  <text:list>
                    <text:list-item>
                      <text:h text:style-name="Heading_20_4" text:outline-level="4">11.6.2. Sistemas e instrumentos de evaluación para los alumnos que han perdido el derecho a la evaluación continua</text:h>
                    </text:list-item>
                  </text:list>
                </text:list-item>
              </text:list>
            </text:list-item>
          </text:list>
        </text:list-item>
      </text:list>
      <text:p text:style-name="P14">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5"/>
      <text:list xml:id="list1350665955585521462" text:style-name="WW8Num31">
        <text:list-item>
          <text:p text:style-name="P113">Prueba escrita sobre contenidos del módulo. Incluirá preguntas sobre conceptos y supuestos prácticos. Tendrá carácter <text:s/>eliminatorio y el alumno para aprobar debe sacar un mínimo de un 6 sobre 10. </text:p>
        </text:list-item>
        <text:list-item>
          <text:p text:style-name="P113">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222239385169825" text:continue-list="list222238542644721" text:style-name="WW8Num1">
        <text:list-item>
          <text:list>
            <text:list-item>
              <text:list>
                <text:list-item>
                  <text:h text:style-name="Heading_20_3" text:outline-level="3"><text:soft-page-break/>11.7. Autoevaluación del profesorado</text:h>
                </text:list-item>
              </text:list>
            </text:list-item>
          </text:list>
        </text:list-item>
      </text:list>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222239649879781" text:continue-numbering="true" text:style-name="WW8Num1">
        <text:list-item>
          <text:h text:style-name="P117" text:outline-level="3">1<text:span text:style-name="T54">1</text:span>.8. Evaluación de la programación</text:h>
        </text:list-item>
      </text:list>
      <text:p text:style-name="P98">Para el seguimiento de la programación el departamento a aprobado la utilización de una hoja de cálculo online <text:span text:style-name="T53">como herramienta de seguimiento de la programación de aula. E</text:span>n <text:span text:style-name="T53">ella </text:span>se anota para cada módulo el seguimiento de las prácticas y actividades realizadas.</text:p>
      <text:p text:style-name="P99">Para facilitar su cumplimentación se aprovecha la información aportada por la figura del alumno secretario que cumplimenta diariamente las actividades impartidas y aspectos reseñables en el aula.</text:p>
      <text:p text:style-name="P98">Así mismo este registro facilita la coordinación en las reuniones de departamento y la realización de análisis de resultados y propuestas de mejora.</text:p>
      <text:p text:style-name="P98">En cada fila se recoge una actividad y para cada una se especifica:</text:p>
      <text:list xml:id="list5690334127539495373" text:style-name="L3">
        <text:list-item>
          <text:p text:style-name="P97">Código y título de la actividad</text:p>
        </text:list-item>
        <text:list-item>
          <text:p text:style-name="P97">Fecha prevista y fecha real de impartición</text:p>
        </text:list-item>
        <text:list-item>
          <text:p text:style-name="P97">Duración prevista y duración real de impartición</text:p>
        </text:list-item>
        <text:list-item>
          <text:p text:style-name="P97">Análisis de la impartición</text:p>
        </text:list-item>
        <text:list-item>
          <text:p text:style-name="P97">Propuestas de mejora</text:p>
        </text:list-item>
        <text:list-item>
          <text:p text:style-name="P97">Aspectos a modificar que requieren cambios en la programación</text:p>
        </text:list-item>
      </text:list>
      <text:list xml:id="list222238061124062" text:continue-list="list222239649879781" text:style-name="WW8Num1">
        <text:list-item>
          <text:list>
            <text:list-item>
              <text:h text:style-name="Heading_20_2" text:outline-level="2">12. ACTIVIDADES COMPLEMENTARIAS Y EXTRAESCOLARES</text:h>
            </text:list-item>
          </text:list>
        </text:list-item>
      </text:list>
      <text:p text:style-name="Text_20_body">Participación en las jornadas de puertas abiertas de formación profesional organizadas todos los cursos por el IES Zonzamas</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Droid Sans Fallback2" svg:font-family="'Droid Sans Fallback'" style:font-pitch="variable"/>
    <style:font-face style:name="FreeSans1" svg:font-family="Free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er" style:next-style-name="Text_20_body" style:default-outline-level="2" style:list-style-name="WW8Num1" style:class="text">
      <style:paragraph-properties fo:margin-left="0cm" fo:margin-right="0cm" fo:margin-top="0cm" fo:margin-bottom="0cm" loext: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1" style:class="text">
      <style:paragraph-properties fo:margin-left="0cm" fo:margin-right="0cm" fo:margin-top="0cm" fo:margin-bottom="0cm" loext:contextual-spacing="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1" style:class="text">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style:font-name-complex="Wingdings1" style:font-family-complex="Wingdings" style:font-charset-complex="x-symbol"/>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1" fo:font-family="Wingdings" style:font-charset="x-symbol" fo:font-size="10pt" style:font-size-asian="10pt" style:font-name-complex="Wingdings1" style:font-family-complex="Wingdings" style:font-charset-complex="x-symbol"/>
    </style:style>
    <style:style style:name="WW8Num4z1" style:family="text">
      <style:text-properties style:font-name="Wingdings 2" fo:font-family="'Wingdings 2'" style:font-charset="x-symbol" fo:font-size="10pt" style:font-size-asian="10pt" style:font-name-complex="Wingdings 2" style:font-family-complex="'Wingdings 2'" style:font-charset-complex="x-symbol"/>
    </style:style>
    <style:style style:name="WW8Num4z2" style:family="text">
      <style:text-properties style:font-name="StarSymbol" fo:font-family="StarSymbol, 'Arial Unicode MS'" fo:font-size="10pt" style:font-size-asian="10pt" style:font-name-complex="StarSymbol" style:font-family-complex="StarSymbol, 'Arial Unicode MS'"/>
    </style:style>
    <style:style style:name="WW8Num5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name-asian="Arial" style:font-family-asian="Arial" style:font-family-generic-asian="swiss" style:font-pitch-asian="variable"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use-window-font-color="true" style:font-name="Symbol1" fo:font-family="Symbol" fo:font-size="12pt" fo:language="es" fo:country="ES" style:font-name-asian="CCDIOC+Palatino-Roman" style:font-family-asian="CCDIOC+Palatino-Roman" style:font-size-asian="12pt" style:language-asian="zxx" style:country-asian="none" style:font-name-complex="OpenSymbol" style:font-family-complex="OpenSymbol, 'Arial Unicode MS'" style:font-size-complex="12pt" style:language-complex="ar" style:country-complex="SA"/>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1"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zxx" style:country-asian="none" style:font-name-complex="OpenSymbol" style:font-family-complex="OpenSymbol, 'Arial Unicode MS'" style:font-size-complex="12pt" style:language-complex="ar" style:country-complex="SA"/>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ar" style:country-asian="SA" style:font-name-complex="OpenSymbol" style:font-family-complex="OpenSymbol, 'Arial Unicode MS'" style:font-size-complex="12pt" style:language-complex="ar" style:country-complex="SA"/>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1"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0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0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3" style:family="table">
      <style:table-properties style:width="17.036cm" table:align="left" style:writing-mode="lr-tb"/>
    </style:style>
    <style:style style:name="Tabla13.A" style:family="table-column">
      <style:table-column-properties style:column-width="2.392cm"/>
    </style:style>
    <style:style style:name="Tabla13.B" style:family="table-column">
      <style:table-column-properties style:column-width="14.644cm"/>
    </style:style>
    <style:style style:name="Tabla13.1" style:family="table-row">
      <style:table-row-properties fo:keep-together="auto"/>
    </style:style>
    <style:style style:name="Tabla13.A1" style:family="table-cell">
      <style:table-cell-properties style:vertical-align="top" fo:padding="0.097cm" fo:border-left="1pt solid #000000" fo:border-right="none" fo:border-top="1pt solid #000000" fo:border-bottom="1pt solid #000000" style:writing-mode="lr-tb"/>
    </style:style>
    <style:style style:name="Tabla13.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0e0bf"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page-layout>
  </office:automatic-styles>
  <office:master-styles>
    <style:master-page style:name="Standard" style:page-layout-name="Mpm1">
      <style:header>
        <table:table table:name="Tabla13" table:style-name="Tabla13">
          <table:table-column table:style-name="Tabla13.A"/>
          <table:table-column table:style-name="Tabla13.B"/>
          <table:table-row table:style-name="Tabla13.1">
            <table:table-cell table:style-name="Tabla13.A1" office:value-type="string">
              <text:p text:style-name="MP1"><draw:frame draw:style-name="Mfr1" draw:name="Imagen1" text:anchor-type="as-char" svg:width="1.972cm" svg:height="1.653cm" draw:z-index="38"><draw:image xlink:href="Pictures/100000000000006F0000005D7F0CCFF3BBA28F4C.png" xlink:type="simple" xlink:show="embed" xlink:actuate="onLoad"/></draw:frame></text:p>
            </table:table-cell>
            <table:table-cell table:style-name="Tabla13.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7. Servicios en Red</text:span><text:span text:style-name="MT2"> - SRC</text:span></text:p>
              <text:p text:style-name="MP3"><text:span text:style-name="MT1">Curso:</text:span><text:span text:style-name="MT2">201</text:span><text:span text:style-name="MT4">6</text:span><text:span text:style-name="MT2">-1</text:span><text:span text:style-name="MT4">7</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1:43:19</meta:creation-date>
    <dc:date>2016-10-24T22:22:37.231545485</dc:date>
    <meta:editing-cycles>85</meta:editing-cycles>
    <meta:editing-duration>PT21H21M55S</meta:editing-duration>
    <meta:generator>LibreOffice/5.1.4.2$Linux_X86_64 LibreOffice_project/10m0$Build-2</meta:generator>
    <meta:document-statistic meta:table-count="13" meta:image-count="1" meta:object-count="0" meta:page-count="39" meta:paragraph-count="709" meta:word-count="9348" meta:character-count="59512" meta:non-whitespace-character-count="50969"/>
  </office:meta>
</office:document-meta>
</file>